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C678DD" style:font-name="Courier New" style:font-name-asian="Courier New" style:font-name-complex="Courier New" fo:font-size="10pt" style:font-size-asian="10pt" style:font-size-complex="10pt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ABB2BF" style:font-name="Courier New" style:font-name-asian="Courier New" style:font-name-complex="Courier New" fo:font-size="10pt" style:font-size-asian="10pt" style:font-size-complex="10pt" style:font-family-generic="moder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ABB2BF" style:font-name="Courier New" style:font-name-asian="Courier New" style:font-name-complex="Courier New" fo:font-size="10pt" style:font-size-asian="10pt" style:font-size-complex="10pt" style:font-family-generic="modern"/>
    </style:style>
    <style:style style:name="ce6" style:family="table-cell" style:parent-style-name="Default" style:data-style-name="N0">
      <style:text-properties fo:color="#454545" style:font-name="Courier New" style:font-name-asian="Courier New" style:font-name-complex="Courier New" fo:font-size="7pt" style:font-size-asian="7pt" style:font-size-complex="7pt" fo:font-weight="normal" style:font-weight-asian="normal" style:font-weight-complex="normal" style:font-family-generic="modern"/>
    </style:style>
    <style:style style:name="ce7" style:family="table-cell" style:parent-style-name="Default" style:data-style-name="N0">
      <style:table-cell-properties style:vertical-align="middle"/>
      <style:text-properties fo:color="#E06C75"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7.49652777777778cm"/>
    </style:style>
    <style:style style:name="co2" style:family="table-column">
      <style:table-column-properties fo:break-before="auto" style:column-width="5.20347222222222cm"/>
    </style:style>
    <style:style style:name="co3" style:family="table-column">
      <style:table-column-properties fo:break-before="auto" style:column-width="10.2481944444444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persId</text:p>
          </table:table-cell>
          <table:table-cell office:value-type="string" office:string-value="persId" table:formula="of:=TRIM([.A1])" table:style-name="ce1">
            <text:p>persId</text:p>
          </table:table-cell>
          <table:table-cell office:value-type="string" office:string-value="this.persId=entity.getPersId();" table:formula="of:=&quot;this.&quot;&amp;[.B1]&amp;&quot;=entity.get&quot;&amp;UPPER(LEFT([.B1];1))&amp;RIGHT([.B1];LEN([.B1])-1)&amp;&quot;();&quot;" table:style-name="ce1">
            <text:p>this.persId=entity.getPersId();</text:p>
          </table:table-cell>
          <table:table-cell office:value-type="string" office:string-value="this.persId=dto.getPersId();" table:formula="of:=&quot;this.&quot;&amp;[.B1]&amp;&quot;=dto.get&quot;&amp;UPPER(LEFT([.B1];1))&amp;RIGHT([.B1];LEN([.B1])-1)&amp;&quot;();&quot;" table:style-name="ce1">
            <text:p>this.persId=dto.getPersId();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string" table:style-name="ce3">
            <text:p>nom</text:p>
          </table:table-cell>
          <table:table-cell office:value-type="string" office:string-value="nom" table:formula="of:=TRIM([.A2])" table:style-name="ce1">
            <text:p>nom</text:p>
          </table:table-cell>
          <table:table-cell office:value-type="string" office:string-value="this.nom=entity.getNom();" table:formula="of:=&quot;this.&quot;&amp;[.B2]&amp;&quot;=entity.get&quot;&amp;UPPER(LEFT([.B2];1))&amp;RIGHT([.B2];LEN([.B2])-1)&amp;&quot;();&quot;" table:style-name="ce1">
            <text:p>this.nom=entity.getNom();</text:p>
          </table:table-cell>
          <table:table-cell office:value-type="string" office:string-value="this.nom=dto.getNom();" table:formula="of:=&quot;this.&quot;&amp;[.B2]&amp;&quot;=dto.get&quot;&amp;UPPER(LEFT([.B2];1))&amp;RIGHT([.B2];LEN([.B2])-1)&amp;&quot;();&quot;" table:style-name="ce1">
            <text:p>this.nom=dto.getNom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prenom</text:p>
          </table:table-cell>
          <table:table-cell office:value-type="string" office:string-value="prenom" table:formula="of:=TRIM([.A3])" table:style-name="ce1">
            <text:p>prenom</text:p>
          </table:table-cell>
          <table:table-cell office:value-type="string" office:string-value="this.prenom=entity.getPrenom();" table:formula="of:=&quot;this.&quot;&amp;[.B3]&amp;&quot;=entity.get&quot;&amp;UPPER(LEFT([.B3];1))&amp;RIGHT([.B3];LEN([.B3])-1)&amp;&quot;();&quot;" table:style-name="ce1">
            <text:p>this.prenom=entity.getPrenom();</text:p>
          </table:table-cell>
          <table:table-cell office:value-type="string" office:string-value="this.prenom=dto.getPrenom();" table:formula="of:=&quot;this.&quot;&amp;[.B3]&amp;&quot;=dto.get&quot;&amp;UPPER(LEFT([.B3];1))&amp;RIGHT([.B3];LEN([.B3])-1)&amp;&quot;();&quot;" table:style-name="ce1">
            <text:p>this.prenom=dto.getPrenom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sexe</text:p>
          </table:table-cell>
          <table:table-cell office:value-type="string" office:string-value="sexe" table:formula="of:=TRIM([.A4])" table:style-name="ce1">
            <text:p>sexe</text:p>
          </table:table-cell>
          <table:table-cell office:value-type="string" office:string-value="this.sexe=entity.getSexe();" table:formula="of:=&quot;this.&quot;&amp;[.B4]&amp;&quot;=entity.get&quot;&amp;UPPER(LEFT([.B4];1))&amp;RIGHT([.B4];LEN([.B4])-1)&amp;&quot;();&quot;" table:style-name="ce1">
            <text:p>this.sexe=entity.getSexe();</text:p>
          </table:table-cell>
          <table:table-cell office:value-type="string" office:string-value="this.sexe=dto.getSexe();" table:formula="of:=&quot;this.&quot;&amp;[.B4]&amp;&quot;=dto.get&quot;&amp;UPPER(LEFT([.B4];1))&amp;RIGHT([.B4];LEN([.B4])-1)&amp;&quot;();&quot;" table:style-name="ce1">
            <text:p>this.sexe=dto.getSex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nif</text:p>
          </table:table-cell>
          <table:table-cell office:value-type="string" office:string-value="nif" table:formula="of:=TRIM([.A5])" table:style-name="ce1">
            <text:p>nif</text:p>
          </table:table-cell>
          <table:table-cell office:value-type="string" office:string-value="this.nif=entity.getNif();" table:formula="of:=&quot;this.&quot;&amp;[.B5]&amp;&quot;=entity.get&quot;&amp;UPPER(LEFT([.B5];1))&amp;RIGHT([.B5];LEN([.B5])-1)&amp;&quot;();&quot;" table:style-name="ce1">
            <text:p>this.nif=entity.getNif();</text:p>
          </table:table-cell>
          <table:table-cell office:value-type="string" office:string-value="this.nif=dto.getNif();" table:formula="of:=&quot;this.&quot;&amp;[.B5]&amp;&quot;=dto.get&quot;&amp;UPPER(LEFT([.B5];1))&amp;RIGHT([.B5];LEN([.B5])-1)&amp;&quot;();&quot;" table:style-name="ce1">
            <text:p>this.nif=dto.getNif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<text:s text:c="6"/>cin</text:p>
          </table:table-cell>
          <table:table-cell office:value-type="string" office:string-value="cin" table:formula="of:=TRIM([.A6])" table:style-name="ce1">
            <text:p>cin</text:p>
          </table:table-cell>
          <table:table-cell office:value-type="string" office:string-value="this.cin=entity.getCin();" table:formula="of:=&quot;this.&quot;&amp;[.B6]&amp;&quot;=entity.get&quot;&amp;UPPER(LEFT([.B6];1))&amp;RIGHT([.B6];LEN([.B6])-1)&amp;&quot;();&quot;" table:style-name="ce1">
            <text:p>this.cin=entity.getCin();</text:p>
          </table:table-cell>
          <table:table-cell office:value-type="string" office:string-value="this.cin=dto.getCin();" table:formula="of:=&quot;this.&quot;&amp;[.B6]&amp;&quot;=dto.get&quot;&amp;UPPER(LEFT([.B6];1))&amp;RIGHT([.B6];LEN([.B6])-1)&amp;&quot;();&quot;" table:style-name="ce1">
            <text:p>this.cin=dto.getCin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<text:s text:c="6"/>telephone1</text:p>
          </table:table-cell>
          <table:table-cell office:value-type="string" office:string-value="telephone1" table:formula="of:=TRIM([.A7])" table:style-name="ce1">
            <text:p>telephone1</text:p>
          </table:table-cell>
          <table:table-cell office:value-type="string" office:string-value="this.telephone1=entity.getTelephone1();" table:formula="of:=&quot;this.&quot;&amp;[.B7]&amp;&quot;=entity.get&quot;&amp;UPPER(LEFT([.B7];1))&amp;RIGHT([.B7];LEN([.B7])-1)&amp;&quot;();&quot;" table:style-name="ce1">
            <text:p>this.telephone1=entity.getTelephone1();</text:p>
          </table:table-cell>
          <table:table-cell office:value-type="string" office:string-value="this.telephone1=dto.getTelephone1();" table:formula="of:=&quot;this.&quot;&amp;[.B7]&amp;&quot;=dto.get&quot;&amp;UPPER(LEFT([.B7];1))&amp;RIGHT([.B7];LEN([.B7])-1)&amp;&quot;();&quot;" table:style-name="ce1">
            <text:p>this.telephone1=dto.getTelephone1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<text:s text:c="6"/>telephone2</text:p>
          </table:table-cell>
          <table:table-cell office:value-type="string" office:string-value="telephone2" table:formula="of:=TRIM([.A8])" table:style-name="ce1">
            <text:p>telephone2</text:p>
          </table:table-cell>
          <table:table-cell office:value-type="string" office:string-value="this.telephone2=entity.getTelephone2();" table:formula="of:=&quot;this.&quot;&amp;[.B8]&amp;&quot;=entity.get&quot;&amp;UPPER(LEFT([.B8];1))&amp;RIGHT([.B8];LEN([.B8])-1)&amp;&quot;();&quot;" table:style-name="ce1">
            <text:p>this.telephone2=entity.getTelephone2();</text:p>
          </table:table-cell>
          <table:table-cell office:value-type="string" office:string-value="this.telephone2=dto.getTelephone2();" table:formula="of:=&quot;this.&quot;&amp;[.B8]&amp;&quot;=dto.get&quot;&amp;UPPER(LEFT([.B8];1))&amp;RIGHT([.B8];LEN([.B8])-1)&amp;&quot;();&quot;" table:style-name="ce1">
            <text:p>this.telephone2=dto.getTelephone2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<text:s text:c="6"/>email</text:p>
          </table:table-cell>
          <table:table-cell office:value-type="string" office:string-value="email" table:formula="of:=TRIM([.A9])" table:style-name="ce1">
            <text:p>email</text:p>
          </table:table-cell>
          <table:table-cell office:value-type="string" office:string-value="this.email=entity.getEmail();" table:formula="of:=&quot;this.&quot;&amp;[.B9]&amp;&quot;=entity.get&quot;&amp;UPPER(LEFT([.B9];1))&amp;RIGHT([.B9];LEN([.B9])-1)&amp;&quot;();&quot;" table:style-name="ce1">
            <text:p>this.email=entity.getEmail();</text:p>
          </table:table-cell>
          <table:table-cell office:value-type="string" office:string-value="this.email=dto.getEmail();" table:formula="of:=&quot;this.&quot;&amp;[.B9]&amp;&quot;=dto.get&quot;&amp;UPPER(LEFT([.B9];1))&amp;RIGHT([.B9];LEN([.B9])-1)&amp;&quot;();&quot;" table:style-name="ce1">
            <text:p>this.email=dto.getEmail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3">
            <text:p><text:s text:c="6"/>poste</text:p>
          </table:table-cell>
          <table:table-cell office:value-type="string" office:string-value="poste" table:formula="of:=TRIM([.A10])" table:style-name="ce1">
            <text:p>poste</text:p>
          </table:table-cell>
          <table:table-cell office:value-type="string" office:string-value="this.poste=entity.getPoste();" table:formula="of:=&quot;this.&quot;&amp;[.B10]&amp;&quot;=entity.get&quot;&amp;UPPER(LEFT([.B10];1))&amp;RIGHT([.B10];LEN([.B10])-1)&amp;&quot;();&quot;" table:style-name="ce1">
            <text:p>this.poste=entity.getPoste();</text:p>
          </table:table-cell>
          <table:table-cell office:value-type="string" office:string-value="this.poste=dto.getPoste();" table:formula="of:=&quot;this.&quot;&amp;[.B10]&amp;&quot;=dto.get&quot;&amp;UPPER(LEFT([.B10];1))&amp;RIGHT([.B10];LEN([.B10])-1)&amp;&quot;();&quot;" table:style-name="ce1">
            <text:p>this.poste=dto.getPost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2"/>dateNaissance</text:p>
          </table:table-cell>
          <table:table-cell office:value-type="string" office:string-value="dateNaissance" table:formula="of:=TRIM([.A11])" table:style-name="ce1">
            <text:p>dateNaissance</text:p>
          </table:table-cell>
          <table:table-cell office:value-type="string" office:string-value="this.dateNaissance=entity.getDateNaissance();" table:formula="of:=&quot;this.&quot;&amp;[.B11]&amp;&quot;=entity.get&quot;&amp;UPPER(LEFT([.B11];1))&amp;RIGHT([.B11];LEN([.B11])-1)&amp;&quot;();&quot;" table:style-name="ce1">
            <text:p>this.dateNaissance=entity.getDateNaissance();</text:p>
          </table:table-cell>
          <table:table-cell office:value-type="string" office:string-value="this.dateNaissance=dto.getDateNaissance();" table:formula="of:=&quot;this.&quot;&amp;[.B11]&amp;&quot;=dto.get&quot;&amp;UPPER(LEFT([.B11];1))&amp;RIGHT([.B11];LEN([.B11])-1)&amp;&quot;();&quot;" table:style-name="ce1">
            <text:p>this.dateNaissance=dto.getDateNaissanc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<text:s text:c="6"/>uniqueCode</text:p>
          </table:table-cell>
          <table:table-cell office:value-type="string" office:string-value="uniqueCode" table:formula="of:=TRIM([.A12])" table:style-name="ce1">
            <text:p>uniqueCode</text:p>
          </table:table-cell>
          <table:table-cell office:value-type="string" office:string-value="this.uniqueCode=entity.getUniqueCode();" table:formula="of:=&quot;this.&quot;&amp;[.B12]&amp;&quot;=entity.get&quot;&amp;UPPER(LEFT([.B12];1))&amp;RIGHT([.B12];LEN([.B12])-1)&amp;&quot;();&quot;" table:style-name="ce1">
            <text:p>this.uniqueCode=entity.getUniqueCode();</text:p>
          </table:table-cell>
          <table:table-cell office:value-type="string" office:string-value="this.uniqueCode=dto.getUniqueCode();" table:formula="of:=&quot;this.&quot;&amp;[.B12]&amp;&quot;=dto.get&quot;&amp;UPPER(LEFT([.B12];1))&amp;RIGHT([.B12];LEN([.B12])-1)&amp;&quot;();&quot;" table:style-name="ce1">
            <text:p>this.uniqueCode=dto.getUniqueCod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<text:s text:c="6"/>deptNaissance</text:p>
          </table:table-cell>
          <table:table-cell office:value-type="string" office:string-value="deptNaissance" table:formula="of:=TRIM([.A13])" table:style-name="ce1">
            <text:p>deptNaissance</text:p>
          </table:table-cell>
          <table:table-cell office:value-type="string" office:string-value="this.deptNaissance=entity.getDeptNaissance();" table:formula="of:=&quot;this.&quot;&amp;[.B13]&amp;&quot;=entity.get&quot;&amp;UPPER(LEFT([.B13];1))&amp;RIGHT([.B13];LEN([.B13])-1)&amp;&quot;();&quot;" table:style-name="ce1">
            <text:p>this.deptNaissance=entity.getDeptNaissance();</text:p>
          </table:table-cell>
          <table:table-cell office:value-type="string" office:string-value="this.deptNaissance=dto.getDeptNaissance();" table:formula="of:=&quot;this.&quot;&amp;[.B13]&amp;&quot;=dto.get&quot;&amp;UPPER(LEFT([.B13];1))&amp;RIGHT([.B13];LEN([.B13])-1)&amp;&quot;();&quot;" table:style-name="ce1">
            <text:p>this.deptNaissance=dto.getDeptNaissanc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<text:s text:c="6"/>comNaissance</text:p>
          </table:table-cell>
          <table:table-cell office:value-type="string" office:string-value="comNaissance" table:formula="of:=TRIM([.A14])" table:style-name="ce1">
            <text:p>comNaissance</text:p>
          </table:table-cell>
          <table:table-cell office:value-type="string" office:string-value="this.comNaissance=entity.getComNaissance();" table:formula="of:=&quot;this.&quot;&amp;[.B14]&amp;&quot;=entity.get&quot;&amp;UPPER(LEFT([.B14];1))&amp;RIGHT([.B14];LEN([.B14])-1)&amp;&quot;();&quot;" table:style-name="ce1">
            <text:p>this.comNaissance=entity.getComNaissance();</text:p>
          </table:table-cell>
          <table:table-cell office:value-type="string" office:string-value="this.comNaissance=dto.getComNaissance();" table:formula="of:=&quot;this.&quot;&amp;[.B14]&amp;&quot;=dto.get&quot;&amp;UPPER(LEFT([.B14];1))&amp;RIGHT([.B14];LEN([.B14])-1)&amp;&quot;();&quot;" table:style-name="ce1">
            <text:p>this.comNaissance=dto.getComNaissanc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<text:s text:c="6"/>vqseNaissance</text:p>
          </table:table-cell>
          <table:table-cell office:value-type="string" office:string-value="vqseNaissance" table:formula="of:=TRIM([.A15])" table:style-name="ce1">
            <text:p>vqseNaissance</text:p>
          </table:table-cell>
          <table:table-cell office:value-type="string" office:string-value="this.vqseNaissance=entity.getVqseNaissance();" table:formula="of:=&quot;this.&quot;&amp;[.B15]&amp;&quot;=entity.get&quot;&amp;UPPER(LEFT([.B15];1))&amp;RIGHT([.B15];LEN([.B15])-1)&amp;&quot;();&quot;" table:style-name="ce1">
            <text:p>this.vqseNaissance=entity.getVqseNaissance();</text:p>
          </table:table-cell>
          <table:table-cell office:value-type="string" office:string-value="this.vqseNaissance=dto.getVqseNaissance();" table:formula="of:=&quot;this.&quot;&amp;[.B15]&amp;&quot;=dto.get&quot;&amp;UPPER(LEFT([.B15];1))&amp;RIGHT([.B15];LEN([.B15])-1)&amp;&quot;();&quot;" table:style-name="ce1">
            <text:p>this.vqseNaissance=dto.getVqseNaissanc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<text:s text:c="6"/>comResidence</text:p>
          </table:table-cell>
          <table:table-cell office:value-type="string" office:string-value="comResidence" table:formula="of:=TRIM([.A16])" table:style-name="ce1">
            <text:p>comResidence</text:p>
          </table:table-cell>
          <table:table-cell office:value-type="string" office:string-value="this.comResidence=entity.getComResidence();" table:formula="of:=&quot;this.&quot;&amp;[.B16]&amp;&quot;=entity.get&quot;&amp;UPPER(LEFT([.B16];1))&amp;RIGHT([.B16];LEN([.B16])-1)&amp;&quot;();&quot;" table:style-name="ce1">
            <text:p>this.comResidence=entity.getComResidence();</text:p>
          </table:table-cell>
          <table:table-cell office:value-type="string" office:string-value="this.comResidence=dto.getComResidence();" table:formula="of:=&quot;this.&quot;&amp;[.B16]&amp;&quot;=dto.get&quot;&amp;UPPER(LEFT([.B16];1))&amp;RIGHT([.B16];LEN([.B16])-1)&amp;&quot;();&quot;" table:style-name="ce1">
            <text:p>this.comResidence=dto.getComResidence();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<text:s text:c="6"/>nbreAnneeResidence</text:p>
          </table:table-cell>
          <table:table-cell office:value-type="string" office:string-value="nbreAnneeResidence" table:formula="of:=TRIM([.A17])" table:style-name="ce1">
            <text:p>nbreAnneeResidence</text:p>
          </table:table-cell>
          <table:table-cell office:value-type="string" office:string-value="this.nbreAnneeResidence=entity.getNbreAnneeResidence();" table:formula="of:=&quot;this.&quot;&amp;[.B17]&amp;&quot;=entity.get&quot;&amp;UPPER(LEFT([.B17];1))&amp;RIGHT([.B17];LEN([.B17])-1)&amp;&quot;();&quot;" table:style-name="ce1">
            <text:p>this.nbreAnneeResidence=entity.getNbreAnneeResidence();</text:p>
          </table:table-cell>
          <table:table-cell office:value-type="string" office:string-value="this.nbreAnneeResidence=dto.getNbreAnneeResidence();" table:formula="of:=&quot;this.&quot;&amp;[.B17]&amp;&quot;=dto.get&quot;&amp;UPPER(LEFT([.B17];1))&amp;RIGHT([.B17];LEN([.B17])-1)&amp;&quot;();&quot;" table:style-name="ce1">
            <text:p>this.nbreAnneeResidence=dto.getNbreAnneeResidenc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statutMatrimonial</text:p>
          </table:table-cell>
          <table:table-cell office:value-type="string" office:string-value="statutMatrimonial" table:formula="of:=TRIM([.A18])" table:style-name="ce1">
            <text:p>statutMatrimonial</text:p>
          </table:table-cell>
          <table:table-cell office:value-type="string" office:string-value="this.statutMatrimonial=entity.getStatutMatrimonial();" table:formula="of:=&quot;this.&quot;&amp;[.B18]&amp;&quot;=entity.get&quot;&amp;UPPER(LEFT([.B18];1))&amp;RIGHT([.B18];LEN([.B18])-1)&amp;&quot;();&quot;" table:style-name="ce1">
            <text:p>this.statutMatrimonial=entity.getStatutMatrimonial();</text:p>
          </table:table-cell>
          <table:table-cell office:value-type="string" office:string-value="this.statutMatrimonial=dto.getStatutMatrimonial();" table:formula="of:=&quot;this.&quot;&amp;[.B18]&amp;&quot;=dto.get&quot;&amp;UPPER(LEFT([.B18];1))&amp;RIGHT([.B18];LEN([.B18])-1)&amp;&quot;();&quot;" table:style-name="ce1">
            <text:p>this.statutMatrimonial=dto.getStatutMatrimonial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adrResidence</text:p>
          </table:table-cell>
          <table:table-cell office:value-type="string" office:string-value="adrResidence" table:formula="of:=TRIM([.A19])" table:style-name="ce1">
            <text:p>adrResidence</text:p>
          </table:table-cell>
          <table:table-cell office:value-type="string" office:string-value="this.adrResidence=entity.getAdrResidence();" table:formula="of:=&quot;this.&quot;&amp;[.B19]&amp;&quot;=entity.get&quot;&amp;UPPER(LEFT([.B19];1))&amp;RIGHT([.B19];LEN([.B19])-1)&amp;&quot;();&quot;" table:style-name="ce1">
            <text:p>this.adrResidence=entity.getAdrResidence();</text:p>
          </table:table-cell>
          <table:table-cell office:value-type="string" office:string-value="this.adrResidence=dto.getAdrResidence();" table:formula="of:=&quot;this.&quot;&amp;[.B19]&amp;&quot;=dto.get&quot;&amp;UPPER(LEFT([.B19];1))&amp;RIGHT([.B19];LEN([.B19])-1)&amp;&quot;();&quot;" table:style-name="ce1">
            <text:p>this.adrResidence=dto.getAdrResidenc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lieuNaissance</text:p>
          </table:table-cell>
          <table:table-cell office:value-type="string" office:string-value="lieuNaissance" table:formula="of:=TRIM([.A20])" table:style-name="ce1">
            <text:p>lieuNaissance</text:p>
          </table:table-cell>
          <table:table-cell office:value-type="string" office:string-value="this.lieuNaissance=entity.getLieuNaissance();" table:formula="of:=&quot;this.&quot;&amp;[.B20]&amp;&quot;=entity.get&quot;&amp;UPPER(LEFT([.B20];1))&amp;RIGHT([.B20];LEN([.B20])-1)&amp;&quot;();&quot;" table:style-name="ce1">
            <text:p>this.lieuNaissance=entity.getLieuNaissance();</text:p>
          </table:table-cell>
          <table:table-cell office:value-type="string" office:string-value="this.lieuNaissance=dto.getLieuNaissance();" table:formula="of:=&quot;this.&quot;&amp;[.B20]&amp;&quot;=dto.get&quot;&amp;UPPER(LEFT([.B20];1))&amp;RIGHT([.B20];LEN([.B20])-1)&amp;&quot;();&quot;" table:style-name="ce1">
            <text:p>this.lieuNaissance=dto.getLieuNaissanc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dossierComplet</text:p>
          </table:table-cell>
          <table:table-cell office:value-type="string" office:string-value="dossierComplet" table:formula="of:=TRIM([.A21])" table:style-name="ce1">
            <text:p>dossierComplet</text:p>
          </table:table-cell>
          <table:table-cell office:value-type="string" office:string-value="this.dossierComplet=entity.getDossierComplet();" table:formula="of:=&quot;this.&quot;&amp;[.B21]&amp;&quot;=entity.get&quot;&amp;UPPER(LEFT([.B21];1))&amp;RIGHT([.B21];LEN([.B21])-1)&amp;&quot;();&quot;" table:style-name="ce1">
            <text:p>this.dossierComplet=entity.getDossierComplet();</text:p>
          </table:table-cell>
          <table:table-cell office:value-type="string" office:string-value="this.dossierComplet=dto.getDossierComplet();" table:formula="of:=&quot;this.&quot;&amp;[.B21]&amp;&quot;=dto.get&quot;&amp;UPPER(LEFT([.B21];1))&amp;RIGHT([.B21];LEN([.B21])-1)&amp;&quot;();&quot;" table:style-name="ce1">
            <text:p>this.dossierComplet=dto.getDossierComplet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cv</text:p>
          </table:table-cell>
          <table:table-cell office:value-type="string" office:string-value="cv" table:formula="of:=TRIM([.A22])" table:style-name="ce1">
            <text:p>cv</text:p>
          </table:table-cell>
          <table:table-cell office:value-type="string" office:string-value="this.cv=entity.getCv();" table:formula="of:=&quot;this.&quot;&amp;[.B22]&amp;&quot;=entity.get&quot;&amp;UPPER(LEFT([.B22];1))&amp;RIGHT([.B22];LEN([.B22])-1)&amp;&quot;();&quot;" table:style-name="ce1">
            <text:p>this.cv=entity.getCv();</text:p>
          </table:table-cell>
          <table:table-cell office:value-type="string" office:string-value="this.cv=dto.getCv();" table:formula="of:=&quot;this.&quot;&amp;[.B22]&amp;&quot;=dto.get&quot;&amp;UPPER(LEFT([.B22];1))&amp;RIGHT([.B22];LEN([.B22])-1)&amp;&quot;();&quot;" table:style-name="ce1">
            <text:p>this.cv=dto.getCv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autreComResidence</text:p>
          </table:table-cell>
          <table:table-cell office:value-type="string" office:string-value="autreComResidence" table:formula="of:=TRIM([.A23])" table:style-name="ce1">
            <text:p>autreComResidence</text:p>
          </table:table-cell>
          <table:table-cell office:value-type="string" office:string-value="this.autreComResidence=entity.getAutreComResidence();" table:formula="of:=&quot;this.&quot;&amp;[.B23]&amp;&quot;=entity.get&quot;&amp;UPPER(LEFT([.B23];1))&amp;RIGHT([.B23];LEN([.B23])-1)&amp;&quot;();&quot;" table:style-name="ce1">
            <text:p>this.autreComResidence=entity.getAutreComResidence();</text:p>
          </table:table-cell>
          <table:table-cell office:value-type="string" office:string-value="this.autreComResidence=dto.getAutreComResidence();" table:formula="of:=&quot;this.&quot;&amp;[.B23]&amp;&quot;=dto.get&quot;&amp;UPPER(LEFT([.B23];1))&amp;RIGHT([.B23];LEN([.B23])-1)&amp;&quot;();&quot;" table:style-name="ce1">
            <text:p>this.autreComResidence=dto.getAutreComResidenc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numeroCompteBancaire</text:p>
          </table:table-cell>
          <table:table-cell office:value-type="string" office:string-value="numeroCompteBancaire" table:formula="of:=TRIM([.A24])" table:style-name="ce1">
            <text:p>numeroCompteBancaire</text:p>
          </table:table-cell>
          <table:table-cell office:value-type="string" office:string-value="this.numeroCompteBancaire=entity.getNumeroCompteBancaire();" table:formula="of:=&quot;this.&quot;&amp;[.B24]&amp;&quot;=entity.get&quot;&amp;UPPER(LEFT([.B24];1))&amp;RIGHT([.B24];LEN([.B24])-1)&amp;&quot;();&quot;" table:style-name="ce1">
            <text:p>this.numeroCompteBancaire=entity.getNumeroCompteBancaire();</text:p>
          </table:table-cell>
          <table:table-cell office:value-type="string" office:string-value="this.numeroCompteBancaire=dto.getNumeroCompteBancaire();" table:formula="of:=&quot;this.&quot;&amp;[.B24]&amp;&quot;=dto.get&quot;&amp;UPPER(LEFT([.B24];1))&amp;RIGHT([.B24];LEN([.B24])-1)&amp;&quot;();&quot;" table:style-name="ce1">
            <text:p>this.numeroCompteBancaire=dto.getNumeroCompteBancair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nomBanque</text:p>
          </table:table-cell>
          <table:table-cell office:value-type="string" office:string-value="nomBanque" table:formula="of:=TRIM([.A25])" table:style-name="ce1">
            <text:p>nomBanque</text:p>
          </table:table-cell>
          <table:table-cell office:value-type="string" office:string-value="this.nomBanque=entity.getNomBanque();" table:formula="of:=&quot;this.&quot;&amp;[.B25]&amp;&quot;=entity.get&quot;&amp;UPPER(LEFT([.B25];1))&amp;RIGHT([.B25];LEN([.B25])-1)&amp;&quot;();&quot;" table:style-name="ce1">
            <text:p>this.nomBanque=entity.getNomBanque();</text:p>
          </table:table-cell>
          <table:table-cell office:value-type="string" office:string-value="this.nomBanque=dto.getNomBanque();" table:formula="of:=&quot;this.&quot;&amp;[.B25]&amp;&quot;=dto.get&quot;&amp;UPPER(LEFT([.B25];1))&amp;RIGHT([.B25];LEN([.B25])-1)&amp;&quot;();&quot;" table:style-name="ce1">
            <text:p>this.nomBanque=dto.getNomBanqu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etreResident5Ans</text:p>
          </table:table-cell>
          <table:table-cell office:value-type="string" office:string-value="etreResident5Ans" table:formula="of:=TRIM([.A26])" table:style-name="ce1">
            <text:p>etreResident5Ans</text:p>
          </table:table-cell>
          <table:table-cell office:value-type="string" office:string-value="this.etreResident5Ans=entity.getEtreResident5Ans();" table:formula="of:=&quot;this.&quot;&amp;[.B26]&amp;&quot;=entity.get&quot;&amp;UPPER(LEFT([.B26];1))&amp;RIGHT([.B26];LEN([.B26])-1)&amp;&quot;();&quot;" table:style-name="ce1">
            <text:p>this.etreResident5Ans=entity.getEtreResident5Ans();</text:p>
          </table:table-cell>
          <table:table-cell office:value-type="string" office:string-value="this.etreResident5Ans=dto.getEtreResident5Ans();" table:formula="of:=&quot;this.&quot;&amp;[.B26]&amp;&quot;=dto.get&quot;&amp;UPPER(LEFT([.B26];1))&amp;RIGHT([.B26];LEN([.B26])-1)&amp;&quot;();&quot;" table:style-name="ce1">
            <text:p>this.etreResident5Ans=dto.getEtreResident5Ans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profileName</text:p>
          </table:table-cell>
          <table:table-cell office:value-type="string" office:string-value="profileName" table:formula="of:=TRIM([.A27])" table:style-name="ce1">
            <text:p>profileName</text:p>
          </table:table-cell>
          <table:table-cell office:value-type="string" office:string-value="this.profileName=entity.getProfileName();" table:formula="of:=&quot;this.&quot;&amp;[.B27]&amp;&quot;=entity.get&quot;&amp;UPPER(LEFT([.B27];1))&amp;RIGHT([.B27];LEN([.B27])-1)&amp;&quot;();&quot;" table:style-name="ce1">
            <text:p>this.profileName=entity.getProfileName();</text:p>
          </table:table-cell>
          <table:table-cell office:value-type="string" office:string-value="this.profileName=dto.getProfileName();" table:formula="of:=&quot;this.&quot;&amp;[.B27]&amp;&quot;=dto.get&quot;&amp;UPPER(LEFT([.B27];1))&amp;RIGHT([.B27];LEN([.B27])-1)&amp;&quot;();&quot;" table:style-name="ce1">
            <text:p>this.profileName=dto.getProfileNam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defaultPage</text:p>
          </table:table-cell>
          <table:table-cell office:value-type="string" office:string-value="defaultPage" table:formula="of:=TRIM([.A28])" table:style-name="ce1">
            <text:p>defaultPage</text:p>
          </table:table-cell>
          <table:table-cell office:value-type="string" office:string-value="this.defaultPage=entity.getDefaultPage();" table:formula="of:=&quot;this.&quot;&amp;[.B28]&amp;&quot;=entity.get&quot;&amp;UPPER(LEFT([.B28];1))&amp;RIGHT([.B28];LEN([.B28])-1)&amp;&quot;();&quot;" table:style-name="ce1">
            <text:p>this.defaultPage=entity.getDefaultPage();</text:p>
          </table:table-cell>
          <table:table-cell office:value-type="string" office:string-value="this.defaultPage=dto.getDefaultPage();" table:formula="of:=&quot;this.&quot;&amp;[.B28]&amp;&quot;=dto.get&quot;&amp;UPPER(LEFT([.B28];1))&amp;RIGHT([.B28];LEN([.B28])-1)&amp;&quot;();&quot;" table:style-name="ce1">
            <text:p>this.defaultPage=dto.getDefaultPag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score</text:p>
          </table:table-cell>
          <table:table-cell office:value-type="string" office:string-value="score" table:formula="of:=TRIM([.A29])" table:style-name="ce1">
            <text:p>score</text:p>
          </table:table-cell>
          <table:table-cell office:value-type="string" office:string-value="this.score=entity.getScore();" table:formula="of:=&quot;this.&quot;&amp;[.B29]&amp;&quot;=entity.get&quot;&amp;UPPER(LEFT([.B29];1))&amp;RIGHT([.B29];LEN([.B29])-1)&amp;&quot;();&quot;" table:style-name="ce1">
            <text:p>this.score=entity.getScore();</text:p>
          </table:table-cell>
          <table:table-cell office:value-type="string" office:string-value="this.score=dto.getScore();" table:formula="of:=&quot;this.&quot;&amp;[.B29]&amp;&quot;=dto.get&quot;&amp;UPPER(LEFT([.B29];1))&amp;RIGHT([.B29];LEN([.B29])-1)&amp;&quot;();&quot;" table:style-name="ce1">
            <text:p>this.score=dto.getScor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admisNiveauSuperieur</text:p>
          </table:table-cell>
          <table:table-cell office:value-type="string" office:string-value="admisNiveauSuperieur" table:formula="of:=TRIM([.A30])" table:style-name="ce1">
            <text:p>admisNiveauSuperieur</text:p>
          </table:table-cell>
          <table:table-cell office:value-type="string" office:string-value="this.admisNiveauSuperieur=entity.getAdmisNiveauSuperieur();" table:formula="of:=&quot;this.&quot;&amp;[.B30]&amp;&quot;=entity.get&quot;&amp;UPPER(LEFT([.B30];1))&amp;RIGHT([.B30];LEN([.B30])-1)&amp;&quot;();&quot;" table:style-name="ce1">
            <text:p>this.admisNiveauSuperieur=entity.getAdmisNiveauSuperieur();</text:p>
          </table:table-cell>
          <table:table-cell office:value-type="string" office:string-value="this.admisNiveauSuperieur=dto.getAdmisNiveauSuperieur();" table:formula="of:=&quot;this.&quot;&amp;[.B30]&amp;&quot;=dto.get&quot;&amp;UPPER(LEFT([.B30];1))&amp;RIGHT([.B30];LEN([.B30])-1)&amp;&quot;();&quot;" table:style-name="ce1">
            <text:p>this.admisNiveauSuperieur=dto.getAdmisNiveauSuperieur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disposerJourFeriePourRgph</text:p>
          </table:table-cell>
          <table:table-cell office:value-type="string" office:string-value="disposerJourFeriePourRgph" table:formula="of:=TRIM([.A31])" table:style-name="ce1">
            <text:p>disposerJourFeriePourRgph</text:p>
          </table:table-cell>
          <table:table-cell office:value-type="string" office:string-value="this.disposerJourFeriePourRgph=entity.getDisposerJourFeriePourRgph();" table:formula="of:=&quot;this.&quot;&amp;[.B31]&amp;&quot;=entity.get&quot;&amp;UPPER(LEFT([.B31];1))&amp;RIGHT([.B31];LEN([.B31])-1)&amp;&quot;();&quot;" table:style-name="ce1">
            <text:p>this.disposerJourFeriePourRgph=entity.getDisposerJourFeriePourRgph();</text:p>
          </table:table-cell>
          <table:table-cell office:value-type="string" office:string-value="this.disposerJourFeriePourRgph=dto.getDisposerJourFeriePourRgph();" table:formula="of:=&quot;this.&quot;&amp;[.B31]&amp;&quot;=dto.get&quot;&amp;UPPER(LEFT([.B31];1))&amp;RIGHT([.B31];LEN([.B31])-1)&amp;&quot;();&quot;" table:style-name="ce1">
            <text:p>this.disposerJourFeriePourRgph=dto.getDisposerJourFeriePourRgph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raisonNonJourFerie</text:p>
          </table:table-cell>
          <table:table-cell office:value-type="string" office:string-value="raisonNonJourFerie" table:formula="of:=TRIM([.A32])" table:style-name="ce1">
            <text:p>raisonNonJourFerie</text:p>
          </table:table-cell>
          <table:table-cell office:value-type="string" office:string-value="this.raisonNonJourFerie=entity.getRaisonNonJourFerie();" table:formula="of:=&quot;this.&quot;&amp;[.B32]&amp;&quot;=entity.get&quot;&amp;UPPER(LEFT([.B32];1))&amp;RIGHT([.B32];LEN([.B32])-1)&amp;&quot;();&quot;" table:style-name="ce1">
            <text:p>this.raisonNonJourFerie=entity.getRaisonNonJourFerie();</text:p>
          </table:table-cell>
          <table:table-cell office:value-type="string" office:string-value="this.raisonNonJourFerie=dto.getRaisonNonJourFerie();" table:formula="of:=&quot;this.&quot;&amp;[.B32]&amp;&quot;=dto.get&quot;&amp;UPPER(LEFT([.B32];1))&amp;RIGHT([.B32];LEN([.B32])-1)&amp;&quot;();&quot;" table:style-name="ce1">
            <text:p>this.raisonNonJourFerie=dto.getRaisonNonJourFeri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deptAffectation</text:p>
          </table:table-cell>
          <table:table-cell office:value-type="string" office:string-value="deptAffectation" table:formula="of:=TRIM([.A33])" table:style-name="ce1">
            <text:p>deptAffectation</text:p>
          </table:table-cell>
          <table:table-cell office:value-type="string" office:string-value="this.deptAffectation=entity.getDeptAffectation();" table:formula="of:=&quot;this.&quot;&amp;[.B33]&amp;&quot;=entity.get&quot;&amp;UPPER(LEFT([.B33];1))&amp;RIGHT([.B33];LEN([.B33])-1)&amp;&quot;();&quot;" table:style-name="ce1">
            <text:p>this.deptAffectation=entity.getDeptAffectation();</text:p>
          </table:table-cell>
          <table:table-cell office:value-type="string" office:string-value="this.deptAffectation=dto.getDeptAffectation();" table:formula="of:=&quot;this.&quot;&amp;[.B33]&amp;&quot;=dto.get&quot;&amp;UPPER(LEFT([.B33];1))&amp;RIGHT([.B33];LEN([.B33])-1)&amp;&quot;();&quot;" table:style-name="ce1">
            <text:p>this.deptAffectation=dto.getDeptAffectation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comAffectation</text:p>
          </table:table-cell>
          <table:table-cell office:value-type="string" office:string-value="comAffectation" table:formula="of:=TRIM([.A34])" table:style-name="ce1">
            <text:p>comAffectation</text:p>
          </table:table-cell>
          <table:table-cell office:value-type="string" office:string-value="this.comAffectation=entity.getComAffectation();" table:formula="of:=&quot;this.&quot;&amp;[.B34]&amp;&quot;=entity.get&quot;&amp;UPPER(LEFT([.B34];1))&amp;RIGHT([.B34];LEN([.B34])-1)&amp;&quot;();&quot;" table:style-name="ce1">
            <text:p>this.comAffectation=entity.getComAffectation();</text:p>
          </table:table-cell>
          <table:table-cell office:value-type="string" office:string-value="this.comAffectation=dto.getComAffectation();" table:formula="of:=&quot;this.&quot;&amp;[.B34]&amp;&quot;=dto.get&quot;&amp;UPPER(LEFT([.B34];1))&amp;RIGHT([.B34];LEN([.B34])-1)&amp;&quot;();&quot;" table:style-name="ce1">
            <text:p>this.comAffectation=dto.getComAffectation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vqseAffectation</text:p>
          </table:table-cell>
          <table:table-cell office:value-type="string" office:string-value="vqseAffectation" table:formula="of:=TRIM([.A35])" table:style-name="ce1">
            <text:p>vqseAffectation</text:p>
          </table:table-cell>
          <table:table-cell office:value-type="string" office:string-value="this.vqseAffectation=entity.getVqseAffectation();" table:formula="of:=&quot;this.&quot;&amp;[.B35]&amp;&quot;=entity.get&quot;&amp;UPPER(LEFT([.B35];1))&amp;RIGHT([.B35];LEN([.B35])-1)&amp;&quot;();&quot;" table:style-name="ce1">
            <text:p>this.vqseAffectation=entity.getVqseAffectation();</text:p>
          </table:table-cell>
          <table:table-cell office:value-type="string" office:string-value="this.vqseAffectation=dto.getVqseAffectation();" table:formula="of:=&quot;this.&quot;&amp;[.B35]&amp;&quot;=dto.get&quot;&amp;UPPER(LEFT([.B35];1))&amp;RIGHT([.B35];LEN([.B35])-1)&amp;&quot;();&quot;" table:style-name="ce1">
            <text:p>this.vqseAffectation=dto.getVqseAffectation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districtAffectation</text:p>
          </table:table-cell>
          <table:table-cell office:value-type="string" office:string-value="districtAffectation" table:formula="of:=TRIM([.A36])" table:style-name="ce1">
            <text:p>districtAffectation</text:p>
          </table:table-cell>
          <table:table-cell office:value-type="string" office:string-value="this.districtAffectation=entity.getDistrictAffectation();" table:formula="of:=&quot;this.&quot;&amp;[.B36]&amp;&quot;=entity.get&quot;&amp;UPPER(LEFT([.B36];1))&amp;RIGHT([.B36];LEN([.B36])-1)&amp;&quot;();&quot;" table:style-name="ce1">
            <text:p>this.districtAffectation=entity.getDistrictAffectation();</text:p>
          </table:table-cell>
          <table:table-cell office:value-type="string" office:string-value="this.districtAffectation=dto.getDistrictAffectation();" table:formula="of:=&quot;this.&quot;&amp;[.B36]&amp;&quot;=dto.get&quot;&amp;UPPER(LEFT([.B36];1))&amp;RIGHT([.B36];LEN([.B36])-1)&amp;&quot;();&quot;" table:style-name="ce1">
            <text:p>this.districtAffectation=dto.getDistrictAffectation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sdeAffectation</text:p>
          </table:table-cell>
          <table:table-cell office:value-type="string" office:string-value="sdeAffectation" table:formula="of:=TRIM([.A37])" table:style-name="ce1">
            <text:p>sdeAffectation</text:p>
          </table:table-cell>
          <table:table-cell office:value-type="string" office:string-value="this.sdeAffectation=entity.getSdeAffectation();" table:formula="of:=&quot;this.&quot;&amp;[.B37]&amp;&quot;=entity.get&quot;&amp;UPPER(LEFT([.B37];1))&amp;RIGHT([.B37];LEN([.B37])-1)&amp;&quot;();&quot;" table:style-name="ce1">
            <text:p>this.sdeAffectation=entity.getSdeAffectation();</text:p>
          </table:table-cell>
          <table:table-cell office:value-type="string" office:string-value="this.sdeAffectation=dto.getSdeAffectation();" table:formula="of:=&quot;this.&quot;&amp;[.B37]&amp;&quot;=dto.get&quot;&amp;UPPER(LEFT([.B37];1))&amp;RIGHT([.B37];LEN([.B37])-1)&amp;&quot;();&quot;" table:style-name="ce1">
            <text:p>this.sdeAffectation=dto.getSdeAffectation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faconEffectuerPaiement</text:p>
          </table:table-cell>
          <table:table-cell office:value-type="string" office:string-value="faconEffectuerPaiement" table:formula="of:=TRIM([.A38])" table:style-name="ce1">
            <text:p>faconEffectuerPaiement</text:p>
          </table:table-cell>
          <table:table-cell office:value-type="string" office:string-value="this.faconEffectuerPaiement=entity.getFaconEffectuerPaiement();" table:formula="of:=&quot;this.&quot;&amp;[.B38]&amp;&quot;=entity.get&quot;&amp;UPPER(LEFT([.B38];1))&amp;RIGHT([.B38];LEN([.B38])-1)&amp;&quot;();&quot;" table:style-name="ce1">
            <text:p>this.faconEffectuerPaiement=entity.getFaconEffectuerPaiement();</text:p>
          </table:table-cell>
          <table:table-cell office:value-type="string" office:string-value="this.faconEffectuerPaiement=dto.getFaconEffectuerPaiement();" table:formula="of:=&quot;this.&quot;&amp;[.B38]&amp;&quot;=dto.get&quot;&amp;UPPER(LEFT([.B38];1))&amp;RIGHT([.B38];LEN([.B38])-1)&amp;&quot;();&quot;" table:style-name="ce1">
            <text:p>this.faconEffectuerPaiement=dto.getFaconEffectuerPaiement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telephoneForTransfert</text:p>
          </table:table-cell>
          <table:table-cell office:value-type="string" office:string-value="telephoneForTransfert" table:formula="of:=TRIM([.A39])" table:style-name="ce1">
            <text:p>telephoneForTransfert</text:p>
          </table:table-cell>
          <table:table-cell office:value-type="string" office:string-value="this.telephoneForTransfert=entity.getTelephoneForTransfert();" table:formula="of:=&quot;this.&quot;&amp;[.B39]&amp;&quot;=entity.get&quot;&amp;UPPER(LEFT([.B39];1))&amp;RIGHT([.B39];LEN([.B39])-1)&amp;&quot;();&quot;" table:style-name="ce1">
            <text:p>this.telephoneForTransfert=entity.getTelephoneForTransfert();</text:p>
          </table:table-cell>
          <table:table-cell office:value-type="string" office:string-value="this.telephoneForTransfert=dto.getTelephoneForTransfert();" table:formula="of:=&quot;this.&quot;&amp;[.B39]&amp;&quot;=dto.get&quot;&amp;UPPER(LEFT([.B39];1))&amp;RIGHT([.B39];LEN([.B39])-1)&amp;&quot;();&quot;" table:style-name="ce1">
            <text:p>this.telephoneForTransfert=dto.getTelephoneForTransfert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estSelectionne</text:p>
          </table:table-cell>
          <table:table-cell office:value-type="string" office:string-value="estSelectionne" table:formula="of:=TRIM([.A40])" table:style-name="ce1">
            <text:p>estSelectionne</text:p>
          </table:table-cell>
          <table:table-cell office:value-type="string" office:string-value="this.estSelectionne=entity.getEstSelectionne();" table:formula="of:=&quot;this.&quot;&amp;[.B40]&amp;&quot;=entity.get&quot;&amp;UPPER(LEFT([.B40];1))&amp;RIGHT([.B40];LEN([.B40])-1)&amp;&quot;();&quot;" table:style-name="ce1">
            <text:p>this.estSelectionne=entity.getEstSelectionne();</text:p>
          </table:table-cell>
          <table:table-cell office:value-type="string" office:string-value="this.estSelectionne=dto.getEstSelectionne();" table:formula="of:=&quot;this.&quot;&amp;[.B40]&amp;&quot;=dto.get&quot;&amp;UPPER(LEFT([.B40];1))&amp;RIGHT([.B40];LEN([.B40])-1)&amp;&quot;();&quot;" table:style-name="ce1">
            <text:p>this.estSelectionne=dto.getEstSelectionne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estadmisformation</text:p>
          </table:table-cell>
          <table:table-cell office:value-type="string" office:string-value="estadmisformation" table:formula="of:=TRIM([.A41])" table:style-name="ce1">
            <text:p>estadmisformation</text:p>
          </table:table-cell>
          <table:table-cell office:value-type="string" office:string-value="this.estadmisformation=entity.getEstadmisformation();" table:formula="of:=&quot;this.&quot;&amp;[.B41]&amp;&quot;=entity.get&quot;&amp;UPPER(LEFT([.B41];1))&amp;RIGHT([.B41];LEN([.B41])-1)&amp;&quot;();&quot;" table:style-name="ce1">
            <text:p>this.estadmisformation=entity.getEstadmisformation();</text:p>
          </table:table-cell>
          <table:table-cell office:value-type="string" office:string-value="this.estadmisformation=dto.getEstadmisformation();" table:formula="of:=&quot;this.&quot;&amp;[.B41]&amp;&quot;=dto.get&quot;&amp;UPPER(LEFT([.B41];1))&amp;RIGHT([.B41];LEN([.B41])-1)&amp;&quot;();&quot;" table:style-name="ce1">
            <text:p>this.estadmisformation=dto.getEstadmisformation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estAdmisRgph</text:p>
          </table:table-cell>
          <table:table-cell office:value-type="string" office:string-value="estAdmisRgph" table:formula="of:=TRIM([.A42])" table:style-name="ce1">
            <text:p>estAdmisRgph</text:p>
          </table:table-cell>
          <table:table-cell office:value-type="string" office:string-value="this.estAdmisRgph=entity.getEstAdmisRgph();" table:formula="of:=&quot;this.&quot;&amp;[.B42]&amp;&quot;=entity.get&quot;&amp;UPPER(LEFT([.B42];1))&amp;RIGHT([.B42];LEN([.B42])-1)&amp;&quot;();&quot;" table:style-name="ce1">
            <text:p>this.estAdmisRgph=entity.getEstAdmisRgph();</text:p>
          </table:table-cell>
          <table:table-cell office:value-type="string" office:string-value="this.estAdmisRgph=dto.getEstAdmisRgph();" table:formula="of:=&quot;this.&quot;&amp;[.B42]&amp;&quot;=dto.get&quot;&amp;UPPER(LEFT([.B42];1))&amp;RIGHT([.B42];LEN([.B42])-1)&amp;&quot;();&quot;" table:style-name="ce1">
            <text:p>this.estAdmisRgph=dto.getEstAdmisRgph();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<text:s text:c="6"/>isValidate</text:p>
          </table:table-cell>
          <table:table-cell office:value-type="string" office:string-value="isValidate" table:formula="of:=TRIM([.A43])" table:style-name="ce1">
            <text:p>isValidate</text:p>
          </table:table-cell>
          <table:table-cell office:value-type="string" office:string-value="this.isValidate=entity.getIsValidate();" table:formula="of:=&quot;this.&quot;&amp;[.B43]&amp;&quot;=entity.get&quot;&amp;UPPER(LEFT([.B43];1))&amp;RIGHT([.B43];LEN([.B43])-1)&amp;&quot;();&quot;" table:style-name="ce1">
            <text:p>this.isValidate=entity.getIsValidate();</text:p>
          </table:table-cell>
          <table:table-cell office:value-type="string" office:string-value="this.isValidate=dto.getIsValidate();" table:formula="of:=&quot;this.&quot;&amp;[.B43]&amp;&quot;=dto.get&quot;&amp;UPPER(LEFT([.B43];1))&amp;RIGHT([.B43];LEN([.B43])-1)&amp;&quot;();&quot;" table:style-name="ce1">
            <text:p>this.isValidate=dto.getIsValidate()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eptId</text:p>
          </table:table-cell>
          <table:table-cell office:value-type="string" office:string-value="deptId" table:formula="of:=TRIM([.A45])" table:style-name="ce1">
            <text:p>deptId</text:p>
          </table:table-cell>
          <table:table-cell office:value-type="string" office:string-value="this.deptId=entity.getDeptId();" table:formula="of:=&quot;this.&quot;&amp;[.B45]&amp;&quot;=entity.get&quot;&amp;UPPER(LEFT([.B45];1))&amp;RIGHT([.B45];LEN([.B45])-1)&amp;&quot;();&quot;" table:style-name="ce1">
            <text:p>this.deptId=entity.getDeptId();</text:p>
          </table:table-cell>
          <table:table-cell office:value-type="string" office:string-value="this.deptId=dto.getDeptId();" table:formula="of:=&quot;this.&quot;&amp;[.B45]&amp;&quot;=dto.get&quot;&amp;UPPER(LEFT([.B45];1))&amp;RIGHT([.B45];LEN([.B45])-1)&amp;&quot;();&quot;" table:style-name="ce1">
            <text:p>this.deptId=dto.getDeptId();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deptNom</text:p>
          </table:table-cell>
          <table:table-cell office:value-type="string" office:string-value="deptNom" table:formula="of:=TRIM([.A46])" table:style-name="ce1">
            <text:p>deptNom</text:p>
          </table:table-cell>
          <table:table-cell office:value-type="string" office:string-value="this.deptNom=entity.getDeptNom();" table:formula="of:=&quot;this.&quot;&amp;[.B46]&amp;&quot;=entity.get&quot;&amp;UPPER(LEFT([.B46];1))&amp;RIGHT([.B46];LEN([.B46])-1)&amp;&quot;();&quot;" table:style-name="ce1">
            <text:p>this.deptNom=entity.getDeptNom();</text:p>
          </table:table-cell>
          <table:table-cell office:value-type="string" office:string-value="this.deptNom=dto.getDeptNom();" table:formula="of:=&quot;this.&quot;&amp;[.B46]&amp;&quot;=dto.get&quot;&amp;UPPER(LEFT([.B46];1))&amp;RIGHT([.B46];LEN([.B46])-1)&amp;&quot;();&quot;" table:style-name="ce1">
            <text:p>this.deptNom=dto.getDeptNom()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comId</text:p>
          </table:table-cell>
          <table:table-cell office:value-type="string" office:string-value="comId" table:formula="of:=TRIM([.A48])" table:style-name="ce1">
            <text:p>comId</text:p>
          </table:table-cell>
          <table:table-cell office:value-type="string" office:string-value="this.comId=entity.getComId();" table:formula="of:=&quot;this.&quot;&amp;[.B48]&amp;&quot;=entity.get&quot;&amp;UPPER(LEFT([.B48];1))&amp;RIGHT([.B48];LEN([.B48])-1)&amp;&quot;();&quot;" table:style-name="ce1">
            <text:p>this.comId=entity.getComId();</text:p>
          </table:table-cell>
          <table:table-cell office:value-type="string" office:string-value="this.comId=dto.getComId();" table:formula="of:=&quot;this.&quot;&amp;[.B48]&amp;&quot;=dto.get&quot;&amp;UPPER(LEFT([.B48];1))&amp;RIGHT([.B48];LEN([.B48])-1)&amp;&quot;();&quot;" table:style-name="ce1">
            <text:p>this.comId=dto.getCom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comNom</text:p>
          </table:table-cell>
          <table:table-cell office:value-type="string" office:string-value="comNom" table:formula="of:=TRIM([.A49])" table:style-name="ce1">
            <text:p>comNom</text:p>
          </table:table-cell>
          <table:table-cell office:value-type="string" office:string-value="this.comNom=entity.getComNom();" table:formula="of:=&quot;this.&quot;&amp;[.B49]&amp;&quot;=entity.get&quot;&amp;UPPER(LEFT([.B49];1))&amp;RIGHT([.B49];LEN([.B49])-1)&amp;&quot;();&quot;" table:style-name="ce1">
            <text:p>this.comNom=entity.getComNom();</text:p>
          </table:table-cell>
          <table:table-cell office:value-type="string" office:string-value="this.comNom=dto.getComNom();" table:formula="of:=&quot;this.&quot;&amp;[.B49]&amp;&quot;=dto.get&quot;&amp;UPPER(LEFT([.B49];1))&amp;RIGHT([.B49];LEN([.B49])-1)&amp;&quot;();&quot;" table:style-name="ce1">
            <text:p>this.comNom=dto.getComNom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deptId</text:p>
          </table:table-cell>
          <table:table-cell office:value-type="string" office:string-value="deptId" table:formula="of:=TRIM([.A50])" table:style-name="ce1">
            <text:p>deptId</text:p>
          </table:table-cell>
          <table:table-cell office:value-type="string" office:string-value="this.deptId=entity.getDeptId();" table:formula="of:=&quot;this.&quot;&amp;[.B50]&amp;&quot;=entity.get&quot;&amp;UPPER(LEFT([.B50];1))&amp;RIGHT([.B50];LEN([.B50])-1)&amp;&quot;();&quot;" table:style-name="ce1">
            <text:p>this.deptId=entity.getDeptId();</text:p>
          </table:table-cell>
          <table:table-cell office:value-type="string" office:string-value="this.deptId=dto.getDeptId();" table:formula="of:=&quot;this.&quot;&amp;[.B50]&amp;&quot;=dto.get&quot;&amp;UPPER(LEFT([.B50];1))&amp;RIGHT([.B50];LEN([.B50])-1)&amp;&quot;();&quot;" table:style-name="ce1">
            <text:p>this.deptId=dto.getDeptId()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<text:s text:c="2"/>tblExperiencePK</text:p>
          </table:table-cell>
          <table:table-cell office:value-type="string" office:string-value="tblExperiencePK" table:formula="of:=TRIM([.A52])" table:style-name="ce1">
            <text:p>tblExperiencePK</text:p>
          </table:table-cell>
          <table:table-cell office:value-type="string" office:string-value="this.tblExperiencePK=entity.getTblExperiencePK();" table:formula="of:=&quot;this.&quot;&amp;[.B52]&amp;&quot;=entity.get&quot;&amp;UPPER(LEFT([.B52];1))&amp;RIGHT([.B52];LEN([.B52])-1)&amp;&quot;();&quot;" table:style-name="ce1">
            <text:p>this.tblExperiencePK=entity.getTblExperiencePK();</text:p>
          </table:table-cell>
          <table:table-cell office:value-type="string" office:string-value="this.tblExperiencePK=dto.getTblExperiencePK();" table:formula="of:=&quot;this.&quot;&amp;[.B52]&amp;&quot;=dto.get&quot;&amp;UPPER(LEFT([.B52];1))&amp;RIGHT([.B52];LEN([.B52])-1)&amp;&quot;();&quot;" table:style-name="ce1">
            <text:p>this.tblExperiencePK=dto.getTblExperiencePK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serviceOperationTerrain</text:p>
          </table:table-cell>
          <table:table-cell office:value-type="string" office:string-value="serviceOperationTerrain" table:formula="of:=TRIM([.A53])" table:style-name="ce1">
            <text:p>serviceOperationTerrain</text:p>
          </table:table-cell>
          <table:table-cell office:value-type="string" office:string-value="this.serviceOperationTerrain=entity.getServiceOperationTerrain();" table:formula="of:=&quot;this.&quot;&amp;[.B53]&amp;&quot;=entity.get&quot;&amp;UPPER(LEFT([.B53];1))&amp;RIGHT([.B53];LEN([.B53])-1)&amp;&quot;();&quot;" table:style-name="ce1">
            <text:p>this.serviceOperationTerrain=entity.getServiceOperationTerrain();</text:p>
          </table:table-cell>
          <table:table-cell office:value-type="string" office:string-value="this.serviceOperationTerrain=dto.getServiceOperationTerrain();" table:formula="of:=&quot;this.&quot;&amp;[.B53]&amp;&quot;=dto.get&quot;&amp;UPPER(LEFT([.B53];1))&amp;RIGHT([.B53];LEN([.B53])-1)&amp;&quot;();&quot;" table:style-name="ce1">
            <text:p>this.serviceOperationTerrain=dto.getServiceOperationTerrain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typeOperations</text:p>
          </table:table-cell>
          <table:table-cell office:value-type="string" office:string-value="typeOperations" table:formula="of:=TRIM([.A54])" table:style-name="ce1">
            <text:p>typeOperations</text:p>
          </table:table-cell>
          <table:table-cell office:value-type="string" office:string-value="this.typeOperations=entity.getTypeOperations();" table:formula="of:=&quot;this.&quot;&amp;[.B54]&amp;&quot;=entity.get&quot;&amp;UPPER(LEFT([.B54];1))&amp;RIGHT([.B54];LEN([.B54])-1)&amp;&quot;();&quot;" table:style-name="ce1">
            <text:p>this.typeOperations=entity.getTypeOperations();</text:p>
          </table:table-cell>
          <table:table-cell office:value-type="string" office:string-value="this.typeOperations=dto.getTypeOperations();" table:formula="of:=&quot;this.&quot;&amp;[.B54]&amp;&quot;=dto.get&quot;&amp;UPPER(LEFT([.B54];1))&amp;RIGHT([.B54];LEN([.B54])-1)&amp;&quot;();&quot;" table:style-name="ce1">
            <text:p>this.typeOperations=dto.getTypeOperations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autreTypeOperations</text:p>
          </table:table-cell>
          <table:table-cell office:value-type="string" office:string-value="autreTypeOperations" table:formula="of:=TRIM([.A55])" table:style-name="ce1">
            <text:p>autreTypeOperations</text:p>
          </table:table-cell>
          <table:table-cell office:value-type="string" office:string-value="this.autreTypeOperations=entity.getAutreTypeOperations();" table:formula="of:=&quot;this.&quot;&amp;[.B55]&amp;&quot;=entity.get&quot;&amp;UPPER(LEFT([.B55];1))&amp;RIGHT([.B55];LEN([.B55])-1)&amp;&quot;();&quot;" table:style-name="ce1">
            <text:p>this.autreTypeOperations=entity.getAutreTypeOperations();</text:p>
          </table:table-cell>
          <table:table-cell office:value-type="string" office:string-value="this.autreTypeOperations=dto.getAutreTypeOperations();" table:formula="of:=&quot;this.&quot;&amp;[.B55]&amp;&quot;=dto.get&quot;&amp;UPPER(LEFT([.B55];1))&amp;RIGHT([.B55];LEN([.B55])-1)&amp;&quot;();&quot;" table:style-name="ce1">
            <text:p>this.autreTypeOperations=dto.getAutreTypeOperations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travailActuellement</text:p>
          </table:table-cell>
          <table:table-cell office:value-type="string" office:string-value="travailActuellement" table:formula="of:=TRIM([.A56])" table:style-name="ce1">
            <text:p>travailActuellement</text:p>
          </table:table-cell>
          <table:table-cell office:value-type="string" office:string-value="this.travailActuellement=entity.getTravailActuellement();" table:formula="of:=&quot;this.&quot;&amp;[.B56]&amp;&quot;=entity.get&quot;&amp;UPPER(LEFT([.B56];1))&amp;RIGHT([.B56];LEN([.B56])-1)&amp;&quot;();&quot;" table:style-name="ce1">
            <text:p>this.travailActuellement=entity.getTravailActuellement();</text:p>
          </table:table-cell>
          <table:table-cell office:value-type="string" office:string-value="this.travailActuellement=dto.getTravailActuellement();" table:formula="of:=&quot;this.&quot;&amp;[.B56]&amp;&quot;=dto.get&quot;&amp;UPPER(LEFT([.B56];1))&amp;RIGHT([.B56];LEN([.B56])-1)&amp;&quot;();&quot;" table:style-name="ce1">
            <text:p>this.travailActuellement=dto.getTravailActuellement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occupationActuelle</text:p>
          </table:table-cell>
          <table:table-cell office:value-type="string" office:string-value="occupationActuelle" table:formula="of:=TRIM([.A57])" table:style-name="ce1">
            <text:p>occupationActuelle</text:p>
          </table:table-cell>
          <table:table-cell office:value-type="string" office:string-value="this.occupationActuelle=entity.getOccupationActuelle();" table:formula="of:=&quot;this.&quot;&amp;[.B57]&amp;&quot;=entity.get&quot;&amp;UPPER(LEFT([.B57];1))&amp;RIGHT([.B57];LEN([.B57])-1)&amp;&quot;();&quot;" table:style-name="ce1">
            <text:p>this.occupationActuelle=entity.getOccupationActuelle();</text:p>
          </table:table-cell>
          <table:table-cell office:value-type="string" office:string-value="this.occupationActuelle=dto.getOccupationActuelle();" table:formula="of:=&quot;this.&quot;&amp;[.B57]&amp;&quot;=dto.get&quot;&amp;UPPER(LEFT([.B57];1))&amp;RIGHT([.B57];LEN([.B57])-1)&amp;&quot;();&quot;" table:style-name="ce1">
            <text:p>this.occupationActuelle=dto.getOccupationActuell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utilisationSmartPhone</text:p>
          </table:table-cell>
          <table:table-cell office:value-type="string" office:string-value="utilisationSmartPhone" table:formula="of:=TRIM([.A58])" table:style-name="ce1">
            <text:p>utilisationSmartPhone</text:p>
          </table:table-cell>
          <table:table-cell office:value-type="string" office:string-value="this.utilisationSmartPhone=entity.getUtilisationSmartPhone();" table:formula="of:=&quot;this.&quot;&amp;[.B58]&amp;&quot;=entity.get&quot;&amp;UPPER(LEFT([.B58];1))&amp;RIGHT([.B58];LEN([.B58])-1)&amp;&quot;();&quot;" table:style-name="ce1">
            <text:p>this.utilisationSmartPhone=entity.getUtilisationSmartPhone();</text:p>
          </table:table-cell>
          <table:table-cell office:value-type="string" office:string-value="this.utilisationSmartPhone=dto.getUtilisationSmartPhone();" table:formula="of:=&quot;this.&quot;&amp;[.B58]&amp;&quot;=dto.get&quot;&amp;UPPER(LEFT([.B58];1))&amp;RIGHT([.B58];LEN([.B58])-1)&amp;&quot;();&quot;" table:style-name="ce1">
            <text:p>this.utilisationSmartPhone=dto.getUtilisationSmartPhon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actualisationCartographique</text:p>
          </table:table-cell>
          <table:table-cell office:value-type="string" office:string-value="actualisationCartographique" table:formula="of:=TRIM([.A59])" table:style-name="ce1">
            <text:p>actualisationCartographique</text:p>
          </table:table-cell>
          <table:table-cell office:value-type="string" office:string-value="this.actualisationCartographique=entity.getActualisationCartographique();" table:formula="of:=&quot;this.&quot;&amp;[.B59]&amp;&quot;=entity.get&quot;&amp;UPPER(LEFT([.B59];1))&amp;RIGHT([.B59];LEN([.B59])-1)&amp;&quot;();&quot;" table:style-name="ce1">
            <text:p>this.actualisationCartographique=entity.getActualisationCartographique();</text:p>
          </table:table-cell>
          <table:table-cell office:value-type="string" office:string-value="this.actualisationCartographique=dto.getActualisationCartographique();" table:formula="of:=&quot;this.&quot;&amp;[.B59]&amp;&quot;=dto.get&quot;&amp;UPPER(LEFT([.B59];1))&amp;RIGHT([.B59];LEN([.B59])-1)&amp;&quot;();&quot;" table:style-name="ce1">
            <text:p>this.actualisationCartographique=dto.getActualisationCartographiqu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poste</text:p>
          </table:table-cell>
          <table:table-cell office:value-type="string" office:string-value="poste" table:formula="of:=TRIM([.A60])" table:style-name="ce1">
            <text:p>poste</text:p>
          </table:table-cell>
          <table:table-cell office:value-type="string" office:string-value="this.poste=entity.getPoste();" table:formula="of:=&quot;this.&quot;&amp;[.B60]&amp;&quot;=entity.get&quot;&amp;UPPER(LEFT([.B60];1))&amp;RIGHT([.B60];LEN([.B60])-1)&amp;&quot;();&quot;" table:style-name="ce1">
            <text:p>this.poste=entity.getPoste();</text:p>
          </table:table-cell>
          <table:table-cell office:value-type="string" office:string-value="this.poste=dto.getPoste();" table:formula="of:=&quot;this.&quot;&amp;[.B60]&amp;&quot;=dto.get&quot;&amp;UPPER(LEFT([.B60];1))&amp;RIGHT([.B60];LEN([.B60])-1)&amp;&quot;();&quot;" table:style-name="ce1">
            <text:p>this.poste=dto.getPost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ebcm</text:p>
          </table:table-cell>
          <table:table-cell office:value-type="string" office:string-value="ebcm" table:formula="of:=TRIM([.A61])" table:style-name="ce1">
            <text:p>ebcm</text:p>
          </table:table-cell>
          <table:table-cell office:value-type="string" office:string-value="this.ebcm=entity.getEbcm();" table:formula="of:=&quot;this.&quot;&amp;[.B61]&amp;&quot;=entity.get&quot;&amp;UPPER(LEFT([.B61];1))&amp;RIGHT([.B61];LEN([.B61])-1)&amp;&quot;();&quot;" table:style-name="ce1">
            <text:p>this.ebcm=entity.getEbcm();</text:p>
          </table:table-cell>
          <table:table-cell office:value-type="string" office:string-value="this.ebcm=dto.getEbcm();" table:formula="of:=&quot;this.&quot;&amp;[.B61]&amp;&quot;=dto.get&quot;&amp;UPPER(LEFT([.B61];1))&amp;RIGHT([.B61];LEN([.B61])-1)&amp;&quot;();&quot;" table:style-name="ce1">
            <text:p>this.ebcm=dto.getEbcm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ecvh</text:p>
          </table:table-cell>
          <table:table-cell office:value-type="string" office:string-value="ecvh" table:formula="of:=TRIM([.A62])" table:style-name="ce1">
            <text:p>ecvh</text:p>
          </table:table-cell>
          <table:table-cell office:value-type="string" office:string-value="this.ecvh=entity.getEcvh();" table:formula="of:=&quot;this.&quot;&amp;[.B62]&amp;&quot;=entity.get&quot;&amp;UPPER(LEFT([.B62];1))&amp;RIGHT([.B62];LEN([.B62])-1)&amp;&quot;();&quot;" table:style-name="ce1">
            <text:p>this.ecvh=entity.getEcvh();</text:p>
          </table:table-cell>
          <table:table-cell office:value-type="string" office:string-value="this.ecvh=dto.getEcvh();" table:formula="of:=&quot;this.&quot;&amp;[.B62]&amp;&quot;=dto.get&quot;&amp;UPPER(LEFT([.B62];1))&amp;RIGHT([.B62];LEN([.B62])-1)&amp;&quot;();&quot;" table:style-name="ce1">
            <text:p>this.ecvh=dto.getEcvh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inventaire</text:p>
          </table:table-cell>
          <table:table-cell office:value-type="string" office:string-value="inventaire" table:formula="of:=TRIM([.A63])" table:style-name="ce1">
            <text:p>inventaire</text:p>
          </table:table-cell>
          <table:table-cell office:value-type="string" office:string-value="this.inventaire=entity.getInventaire();" table:formula="of:=&quot;this.&quot;&amp;[.B63]&amp;&quot;=entity.get&quot;&amp;UPPER(LEFT([.B63];1))&amp;RIGHT([.B63];LEN([.B63])-1)&amp;&quot;();&quot;" table:style-name="ce1">
            <text:p>this.inventaire=entity.getInventaire();</text:p>
          </table:table-cell>
          <table:table-cell office:value-type="string" office:string-value="this.inventaire=dto.getInventaire();" table:formula="of:=&quot;this.&quot;&amp;[.B63]&amp;&quot;=dto.get&quot;&amp;UPPER(LEFT([.B63];1))&amp;RIGHT([.B63];LEN([.B63])-1)&amp;&quot;();&quot;" table:style-name="ce1">
            <text:p>this.inventaire=dto.getInventair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rgph</text:p>
          </table:table-cell>
          <table:table-cell office:value-type="string" office:string-value="rgph" table:formula="of:=TRIM([.A64])" table:style-name="ce1">
            <text:p>rgph</text:p>
          </table:table-cell>
          <table:table-cell office:value-type="string" office:string-value="this.rgph=entity.getRgph();" table:formula="of:=&quot;this.&quot;&amp;[.B64]&amp;&quot;=entity.get&quot;&amp;UPPER(LEFT([.B64];1))&amp;RIGHT([.B64];LEN([.B64])-1)&amp;&quot;();&quot;" table:style-name="ce1">
            <text:p>this.rgph=entity.getRgph();</text:p>
          </table:table-cell>
          <table:table-cell office:value-type="string" office:string-value="this.rgph=dto.getRgph();" table:formula="of:=&quot;this.&quot;&amp;[.B64]&amp;&quot;=dto.get&quot;&amp;UPPER(LEFT([.B64];1))&amp;RIGHT([.B64];LEN([.B64])-1)&amp;&quot;();&quot;" table:style-name="ce1">
            <text:p>this.rgph=dto.getRgph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eeeicm</text:p>
          </table:table-cell>
          <table:table-cell office:value-type="string" office:string-value="eeeicm" table:formula="of:=TRIM([.A65])" table:style-name="ce1">
            <text:p>eeeicm</text:p>
          </table:table-cell>
          <table:table-cell office:value-type="string" office:string-value="this.eeeicm=entity.getEeeicm();" table:formula="of:=&quot;this.&quot;&amp;[.B65]&amp;&quot;=entity.get&quot;&amp;UPPER(LEFT([.B65];1))&amp;RIGHT([.B65];LEN([.B65])-1)&amp;&quot;();&quot;" table:style-name="ce1">
            <text:p>this.eeeicm=entity.getEeeicm();</text:p>
          </table:table-cell>
          <table:table-cell office:value-type="string" office:string-value="this.eeeicm=dto.getEeeicm();" table:formula="of:=&quot;this.&quot;&amp;[.B65]&amp;&quot;=dto.get&quot;&amp;UPPER(LEFT([.B65];1))&amp;RIGHT([.B65];LEN([.B65])-1)&amp;&quot;();&quot;" table:style-name="ce1">
            <text:p>this.eeeicm=dto.getEeeicm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7"/>ecvmas</text:p>
          </table:table-cell>
          <table:table-cell office:value-type="string" office:string-value="ecvmas" table:formula="of:=TRIM([.A66])" table:style-name="ce1">
            <text:p>ecvmas</text:p>
          </table:table-cell>
          <table:table-cell office:value-type="string" office:string-value="this.ecvmas=entity.getEcvmas();" table:formula="of:=&quot;this.&quot;&amp;[.B66]&amp;&quot;=entity.get&quot;&amp;UPPER(LEFT([.B66];1))&amp;RIGHT([.B66];LEN([.B66])-1)&amp;&quot;();&quot;" table:style-name="ce1">
            <text:p>this.ecvmas=entity.getEcvmas();</text:p>
          </table:table-cell>
          <table:table-cell office:value-type="string" office:string-value="this.ecvmas=dto.getEcvmas();" table:formula="of:=&quot;this.&quot;&amp;[.B66]&amp;&quot;=dto.get&quot;&amp;UPPER(LEFT([.B66];1))&amp;RIGHT([.B66];LEN([.B66])-1)&amp;&quot;();&quot;" table:style-name="ce1">
            <text:p>this.ecvmas=dto.getEcvmas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rqpa</text:p>
          </table:table-cell>
          <table:table-cell office:value-type="string" office:string-value="rqpa" table:formula="of:=TRIM([.A67])" table:style-name="ce1">
            <text:p>rqpa</text:p>
          </table:table-cell>
          <table:table-cell office:value-type="string" office:string-value="this.rqpa=entity.getRqpa();" table:formula="of:=&quot;this.&quot;&amp;[.B67]&amp;&quot;=entity.get&quot;&amp;UPPER(LEFT([.B67];1))&amp;RIGHT([.B67];LEN([.B67])-1)&amp;&quot;();&quot;" table:style-name="ce1">
            <text:p>this.rqpa=entity.getRqpa();</text:p>
          </table:table-cell>
          <table:table-cell office:value-type="string" office:string-value="this.rqpa=dto.getRqpa();" table:formula="of:=&quot;this.&quot;&amp;[.B67]&amp;&quot;=dto.get&quot;&amp;UPPER(LEFT([.B67];1))&amp;RIGHT([.B67];LEN([.B67])-1)&amp;&quot;();&quot;" table:style-name="ce1">
            <text:p>this.rqpa=dto.getRqpa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autre</text:p>
          </table:table-cell>
          <table:table-cell office:value-type="string" office:string-value="autre" table:formula="of:=TRIM([.A68])" table:style-name="ce1">
            <text:p>autre</text:p>
          </table:table-cell>
          <table:table-cell office:value-type="string" office:string-value="this.autre=entity.getAutre();" table:formula="of:=&quot;this.&quot;&amp;[.B68]&amp;&quot;=entity.get&quot;&amp;UPPER(LEFT([.B68];1))&amp;RIGHT([.B68];LEN([.B68])-1)&amp;&quot;();&quot;" table:style-name="ce1">
            <text:p>this.autre=entity.getAutre();</text:p>
          </table:table-cell>
          <table:table-cell office:value-type="string" office:string-value="this.autre=dto.getAutre();" table:formula="of:=&quot;this.&quot;&amp;[.B68]&amp;&quot;=dto.get&quot;&amp;UPPER(LEFT([.B68];1))&amp;RIGHT([.B68];LEN([.B68])-1)&amp;&quot;();&quot;" table:style-name="ce1">
            <text:p>this.autre=dto.getAutre()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<text:s text:c="3"/>formId</text:p>
          </table:table-cell>
          <table:table-cell office:value-type="string" office:string-value="formId" table:formula="of:=TRIM([.A70])" table:style-name="ce1">
            <text:p>formId</text:p>
          </table:table-cell>
          <table:table-cell office:value-type="string" office:string-value="this.formId=entity.getFormId();" table:formula="of:=&quot;this.&quot;&amp;[.B70]&amp;&quot;=entity.get&quot;&amp;UPPER(LEFT([.B70];1))&amp;RIGHT([.B70];LEN([.B70])-1)&amp;&quot;();&quot;" table:style-name="ce1">
            <text:p>this.formId=entity.getFormId();</text:p>
          </table:table-cell>
          <table:table-cell office:value-type="string" office:string-value="this.formId=dto.getFormId();" table:formula="of:=&quot;this.&quot;&amp;[.B70]&amp;&quot;=dto.get&quot;&amp;UPPER(LEFT([.B70];1))&amp;RIGHT([.B70];LEN([.B70])-1)&amp;&quot;();&quot;" table:style-name="ce1">
            <text:p>this.formId=dto.getForm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persId</text:p>
          </table:table-cell>
          <table:table-cell office:value-type="string" office:string-value="persId" table:formula="of:=TRIM([.A71])" table:style-name="ce1">
            <text:p>persId</text:p>
          </table:table-cell>
          <table:table-cell office:value-type="string" office:string-value="this.persId=entity.getPersId();" table:formula="of:=&quot;this.&quot;&amp;[.B71]&amp;&quot;=entity.get&quot;&amp;UPPER(LEFT([.B71];1))&amp;RIGHT([.B71];LEN([.B71])-1)&amp;&quot;();&quot;" table:style-name="ce1">
            <text:p>this.persId=entity.getPersId();</text:p>
          </table:table-cell>
          <table:table-cell office:value-type="string" office:string-value="this.persId=dto.getPersId();" table:formula="of:=&quot;this.&quot;&amp;[.B71]&amp;&quot;=dto.get&quot;&amp;UPPER(LEFT([.B71];1))&amp;RIGHT([.B71];LEN([.B71])-1)&amp;&quot;();&quot;" table:style-name="ce1">
            <text:p>this.persId=dto.getPers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niveauEtude</text:p>
          </table:table-cell>
          <table:table-cell office:value-type="string" office:string-value="niveauEtude" table:formula="of:=TRIM([.A72])" table:style-name="ce1">
            <text:p>niveauEtude</text:p>
          </table:table-cell>
          <table:table-cell office:value-type="string" office:string-value="this.niveauEtude=entity.getNiveauEtude();" table:formula="of:=&quot;this.&quot;&amp;[.B72]&amp;&quot;=entity.get&quot;&amp;UPPER(LEFT([.B72];1))&amp;RIGHT([.B72];LEN([.B72])-1)&amp;&quot;();&quot;" table:style-name="ce1">
            <text:p>this.niveauEtude=entity.getNiveauEtude();</text:p>
          </table:table-cell>
          <table:table-cell office:value-type="string" office:string-value="this.niveauEtude=dto.getNiveauEtude();" table:formula="of:=&quot;this.&quot;&amp;[.B72]&amp;&quot;=dto.get&quot;&amp;UPPER(LEFT([.B72];1))&amp;RIGHT([.B72];LEN([.B72])-1)&amp;&quot;();&quot;" table:style-name="ce1">
            <text:p>this.niveauEtude=dto.getNiveauEtud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7"/>diplomeEtudeSecondaire</text:p>
          </table:table-cell>
          <table:table-cell office:value-type="string" office:string-value="diplomeEtudeSecondaire" table:formula="of:=TRIM([.A73])" table:style-name="ce1">
            <text:p>diplomeEtudeSecondaire</text:p>
          </table:table-cell>
          <table:table-cell office:value-type="string" office:string-value="this.diplomeEtudeSecondaire=entity.getDiplomeEtudeSecondaire();" table:formula="of:=&quot;this.&quot;&amp;[.B73]&amp;&quot;=entity.get&quot;&amp;UPPER(LEFT([.B73];1))&amp;RIGHT([.B73];LEN([.B73])-1)&amp;&quot;();&quot;" table:style-name="ce1">
            <text:p>this.diplomeEtudeSecondaire=entity.getDiplomeEtudeSecondaire();</text:p>
          </table:table-cell>
          <table:table-cell office:value-type="string" office:string-value="this.diplomeEtudeSecondaire=dto.getDiplomeEtudeSecondaire();" table:formula="of:=&quot;this.&quot;&amp;[.B73]&amp;&quot;=dto.get&quot;&amp;UPPER(LEFT([.B73];1))&amp;RIGHT([.B73];LEN([.B73])-1)&amp;&quot;();&quot;" table:style-name="ce1">
            <text:p>this.diplomeEtudeSecondaire=dto.getDiplomeEtudeSecondair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anneeObtentionBacc2</text:p>
          </table:table-cell>
          <table:table-cell office:value-type="string" office:string-value="anneeObtentionBacc2" table:formula="of:=TRIM([.A74])" table:style-name="ce1">
            <text:p>anneeObtentionBacc2</text:p>
          </table:table-cell>
          <table:table-cell office:value-type="string" office:string-value="this.anneeObtentionBacc2=entity.getAnneeObtentionBacc2();" table:formula="of:=&quot;this.&quot;&amp;[.B74]&amp;&quot;=entity.get&quot;&amp;UPPER(LEFT([.B74];1))&amp;RIGHT([.B74];LEN([.B74])-1)&amp;&quot;();&quot;" table:style-name="ce1">
            <text:p>this.anneeObtentionBacc2=entity.getAnneeObtentionBacc2();</text:p>
          </table:table-cell>
          <table:table-cell office:value-type="string" office:string-value="this.anneeObtentionBacc2=dto.getAnneeObtentionBacc2();" table:formula="of:=&quot;this.&quot;&amp;[.B74]&amp;&quot;=dto.get&quot;&amp;UPPER(LEFT([.B74];1))&amp;RIGHT([.B74];LEN([.B74])-1)&amp;&quot;();&quot;" table:style-name="ce1">
            <text:p>this.anneeObtentionBacc2=dto.getAnneeObtentionBacc2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7"/>moisObtentionBacc2</text:p>
          </table:table-cell>
          <table:table-cell office:value-type="string" office:string-value="moisObtentionBacc2" table:formula="of:=TRIM([.A75])" table:style-name="ce1">
            <text:p>moisObtentionBacc2</text:p>
          </table:table-cell>
          <table:table-cell office:value-type="string" office:string-value="this.moisObtentionBacc2=entity.getMoisObtentionBacc2();" table:formula="of:=&quot;this.&quot;&amp;[.B75]&amp;&quot;=entity.get&quot;&amp;UPPER(LEFT([.B75];1))&amp;RIGHT([.B75];LEN([.B75])-1)&amp;&quot;();&quot;" table:style-name="ce1">
            <text:p>this.moisObtentionBacc2=entity.getMoisObtentionBacc2();</text:p>
          </table:table-cell>
          <table:table-cell office:value-type="string" office:string-value="this.moisObtentionBacc2=dto.getMoisObtentionBacc2();" table:formula="of:=&quot;this.&quot;&amp;[.B75]&amp;&quot;=dto.get&quot;&amp;UPPER(LEFT([.B75];1))&amp;RIGHT([.B75];LEN([.B75])-1)&amp;&quot;();&quot;" table:style-name="ce1">
            <text:p>this.moisObtentionBacc2=dto.getMoisObtentionBacc2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formationTechnique</text:p>
          </table:table-cell>
          <table:table-cell office:value-type="string" office:string-value="formationTechnique" table:formula="of:=TRIM([.A76])" table:style-name="ce1">
            <text:p>formationTechnique</text:p>
          </table:table-cell>
          <table:table-cell office:value-type="string" office:string-value="this.formationTechnique=entity.getFormationTechnique();" table:formula="of:=&quot;this.&quot;&amp;[.B76]&amp;&quot;=entity.get&quot;&amp;UPPER(LEFT([.B76];1))&amp;RIGHT([.B76];LEN([.B76])-1)&amp;&quot;();&quot;" table:style-name="ce1">
            <text:p>this.formationTechnique=entity.getFormationTechnique();</text:p>
          </table:table-cell>
          <table:table-cell office:value-type="string" office:string-value="this.formationTechnique=dto.getFormationTechnique();" table:formula="of:=&quot;this.&quot;&amp;[.B76]&amp;&quot;=dto.get&quot;&amp;UPPER(LEFT([.B76];1))&amp;RIGHT([.B76];LEN([.B76])-1)&amp;&quot;();&quot;" table:style-name="ce1">
            <text:p>this.formationTechnique=dto.getFormationTechniqu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domaineFormationTechnique</text:p>
          </table:table-cell>
          <table:table-cell office:value-type="string" office:string-value="domaineFormationTechnique" table:formula="of:=TRIM([.A77])" table:style-name="ce1">
            <text:p>domaineFormationTechnique</text:p>
          </table:table-cell>
          <table:table-cell office:value-type="string" office:string-value="this.domaineFormationTechnique=entity.getDomaineFormationTechnique();" table:formula="of:=&quot;this.&quot;&amp;[.B77]&amp;&quot;=entity.get&quot;&amp;UPPER(LEFT([.B77];1))&amp;RIGHT([.B77];LEN([.B77])-1)&amp;&quot;();&quot;" table:style-name="ce1">
            <text:p>this.domaineFormationTechnique=entity.getDomaineFormationTechnique();</text:p>
          </table:table-cell>
          <table:table-cell office:value-type="string" office:string-value="this.domaineFormationTechnique=dto.getDomaineFormationTechnique();" table:formula="of:=&quot;this.&quot;&amp;[.B77]&amp;&quot;=dto.get&quot;&amp;UPPER(LEFT([.B77];1))&amp;RIGHT([.B77];LEN([.B77])-1)&amp;&quot;();&quot;" table:style-name="ce1">
            <text:p>this.domaineFormationTechnique=dto.getDomaineFormationTechniqu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domaineEtudeUniversitaire</text:p>
          </table:table-cell>
          <table:table-cell office:value-type="string" office:string-value="domaineEtudeUniversitaire" table:formula="of:=TRIM([.A78])" table:style-name="ce1">
            <text:p>domaineEtudeUniversitaire</text:p>
          </table:table-cell>
          <table:table-cell office:value-type="string" office:string-value="this.domaineEtudeUniversitaire=entity.getDomaineEtudeUniversitaire();" table:formula="of:=&quot;this.&quot;&amp;[.B78]&amp;&quot;=entity.get&quot;&amp;UPPER(LEFT([.B78];1))&amp;RIGHT([.B78];LEN([.B78])-1)&amp;&quot;();&quot;" table:style-name="ce1">
            <text:p>this.domaineEtudeUniversitaire=entity.getDomaineEtudeUniversitaire();</text:p>
          </table:table-cell>
          <table:table-cell office:value-type="string" office:string-value="this.domaineEtudeUniversitaire=dto.getDomaineEtudeUniversitaire();" table:formula="of:=&quot;this.&quot;&amp;[.B78]&amp;&quot;=dto.get&quot;&amp;UPPER(LEFT([.B78];1))&amp;RIGHT([.B78];LEN([.B78])-1)&amp;&quot;();&quot;" table:style-name="ce1">
            <text:p>this.domaineEtudeUniversitaire=dto.getDomaineEtudeUniversitair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connaissanceInformatique</text:p>
          </table:table-cell>
          <table:table-cell office:value-type="string" office:string-value="connaissanceInformatique" table:formula="of:=TRIM([.A79])" table:style-name="ce1">
            <text:p>connaissanceInformatique</text:p>
          </table:table-cell>
          <table:table-cell office:value-type="string" office:string-value="this.connaissanceInformatique=entity.getConnaissanceInformatique();" table:formula="of:=&quot;this.&quot;&amp;[.B79]&amp;&quot;=entity.get&quot;&amp;UPPER(LEFT([.B79];1))&amp;RIGHT([.B79];LEN([.B79])-1)&amp;&quot;();&quot;" table:style-name="ce1">
            <text:p>this.connaissanceInformatique=entity.getConnaissanceInformatique();</text:p>
          </table:table-cell>
          <table:table-cell office:value-type="string" office:string-value="this.connaissanceInformatique=dto.getConnaissanceInformatique();" table:formula="of:=&quot;this.&quot;&amp;[.B79]&amp;&quot;=dto.get&quot;&amp;UPPER(LEFT([.B79];1))&amp;RIGHT([.B79];LEN([.B79])-1)&amp;&quot;();&quot;" table:style-name="ce1">
            <text:p>this.connaissanceInformatique=dto.getConnaissanceInformatiqu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connaissanceStatistique</text:p>
          </table:table-cell>
          <table:table-cell office:value-type="string" office:string-value="connaissanceStatistique" table:formula="of:=TRIM([.A80])" table:style-name="ce1">
            <text:p>connaissanceStatistique</text:p>
          </table:table-cell>
          <table:table-cell office:value-type="string" office:string-value="this.connaissanceStatistique=entity.getConnaissanceStatistique();" table:formula="of:=&quot;this.&quot;&amp;[.B80]&amp;&quot;=entity.get&quot;&amp;UPPER(LEFT([.B80];1))&amp;RIGHT([.B80];LEN([.B80])-1)&amp;&quot;();&quot;" table:style-name="ce1">
            <text:p>this.connaissanceStatistique=entity.getConnaissanceStatistique();</text:p>
          </table:table-cell>
          <table:table-cell office:value-type="string" office:string-value="this.connaissanceStatistique=dto.getConnaissanceStatistique();" table:formula="of:=&quot;this.&quot;&amp;[.B80]&amp;&quot;=dto.get&quot;&amp;UPPER(LEFT([.B80];1))&amp;RIGHT([.B80];LEN([.B80])-1)&amp;&quot;();&quot;" table:style-name="ce1">
            <text:p>this.connaissanceStatistique=dto.getConnaissanceStatistiqu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connaissanceCarteGeographique</text:p>
          </table:table-cell>
          <table:table-cell office:value-type="string" office:string-value="connaissanceCarteGeographique" table:formula="of:=TRIM([.A81])" table:style-name="ce1">
            <text:p>connaissanceCarteGeographique</text:p>
          </table:table-cell>
          <table:table-cell office:value-type="string" office:string-value="this.connaissanceCarteGeographique=entity.getConnaissanceCarteGeographique();" table:formula="of:=&quot;this.&quot;&amp;[.B81]&amp;&quot;=entity.get&quot;&amp;UPPER(LEFT([.B81];1))&amp;RIGHT([.B81];LEN([.B81])-1)&amp;&quot;();&quot;" table:style-name="ce1">
            <text:p>this.connaissanceCarteGeographique=entity.getConnaissanceCarteGeographique();</text:p>
          </table:table-cell>
          <table:table-cell office:value-type="string" office:string-value="this.connaissanceCarteGeographique=dto.getConnaissanceCarteGeographique();" table:formula="of:=&quot;this.&quot;&amp;[.B81]&amp;&quot;=dto.get&quot;&amp;UPPER(LEFT([.B81];1))&amp;RIGHT([.B81];LEN([.B81])-1)&amp;&quot;();&quot;" table:style-name="ce1">
            <text:p>this.connaissanceCarteGeographique=dto.getConnaissanceCarteGeographique()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<text:s text:c="3"/>sdeId</text:p>
          </table:table-cell>
          <table:table-cell office:value-type="string" office:string-value="sdeId" table:formula="of:=TRIM([.A83])" table:style-name="ce1">
            <text:p>sdeId</text:p>
          </table:table-cell>
          <table:table-cell office:value-type="string" office:string-value="this.sdeId=entity.getSdeId();" table:formula="of:=&quot;this.&quot;&amp;[.B83]&amp;&quot;=entity.get&quot;&amp;UPPER(LEFT([.B83];1))&amp;RIGHT([.B83];LEN([.B83])-1)&amp;&quot;();&quot;" table:style-name="ce1">
            <text:p>this.sdeId=entity.getSdeId();</text:p>
          </table:table-cell>
          <table:table-cell office:value-type="string" office:string-value="this.sdeId=dto.getSdeId();" table:formula="of:=&quot;this.&quot;&amp;[.B83]&amp;&quot;=dto.get&quot;&amp;UPPER(LEFT([.B83];1))&amp;RIGHT([.B83];LEN([.B83])-1)&amp;&quot;();&quot;" table:style-name="ce1">
            <text:p>this.sdeId=dto.getSde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7"/>ancienCode</text:p>
          </table:table-cell>
          <table:table-cell office:value-type="string" office:string-value="ancienCode" table:formula="of:=TRIM([.A84])" table:style-name="ce1">
            <text:p>ancienCode</text:p>
          </table:table-cell>
          <table:table-cell office:value-type="string" office:string-value="this.ancienCode=entity.getAncienCode();" table:formula="of:=&quot;this.&quot;&amp;[.B84]&amp;&quot;=entity.get&quot;&amp;UPPER(LEFT([.B84];1))&amp;RIGHT([.B84];LEN([.B84])-1)&amp;&quot;();&quot;" table:style-name="ce1">
            <text:p>this.ancienCode=entity.getAncienCode();</text:p>
          </table:table-cell>
          <table:table-cell office:value-type="string" office:string-value="this.ancienCode=dto.getAncienCode();" table:formula="of:=&quot;this.&quot;&amp;[.B84]&amp;&quot;=dto.get&quot;&amp;UPPER(LEFT([.B84];1))&amp;RIGHT([.B84];LEN([.B84])-1)&amp;&quot;();&quot;" table:style-name="ce1">
            <text:p>this.ancienCode=dto.getAncienCod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noOrdre</text:p>
          </table:table-cell>
          <table:table-cell office:value-type="string" office:string-value="noOrdre" table:formula="of:=TRIM([.A85])" table:style-name="ce1">
            <text:p>noOrdre</text:p>
          </table:table-cell>
          <table:table-cell office:value-type="string" office:string-value="this.noOrdre=entity.getNoOrdre();" table:formula="of:=&quot;this.&quot;&amp;[.B85]&amp;&quot;=entity.get&quot;&amp;UPPER(LEFT([.B85];1))&amp;RIGHT([.B85];LEN([.B85])-1)&amp;&quot;();&quot;" table:style-name="ce1">
            <text:p>this.noOrdre=entity.getNoOrdre();</text:p>
          </table:table-cell>
          <table:table-cell office:value-type="string" office:string-value="this.noOrdre=dto.getNoOrdre();" table:formula="of:=&quot;this.&quot;&amp;[.B85]&amp;&quot;=dto.get&quot;&amp;UPPER(LEFT([.B85];1))&amp;RIGHT([.B85];LEN([.B85])-1)&amp;&quot;();&quot;" table:style-name="ce1">
            <text:p>this.noOrdre=dto.getNoOrdr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7"/>comId</text:p>
          </table:table-cell>
          <table:table-cell office:value-type="string" office:string-value="comId" table:formula="of:=TRIM([.A86])" table:style-name="ce1">
            <text:p>comId</text:p>
          </table:table-cell>
          <table:table-cell office:value-type="string" office:string-value="this.comId=entity.getComId();" table:formula="of:=&quot;this.&quot;&amp;[.B86]&amp;&quot;=entity.get&quot;&amp;UPPER(LEFT([.B86];1))&amp;RIGHT([.B86];LEN([.B86])-1)&amp;&quot;();&quot;" table:style-name="ce1">
            <text:p>this.comId=entity.getComId();</text:p>
          </table:table-cell>
          <table:table-cell office:value-type="string" office:string-value="this.comId=dto.getComId();" table:formula="of:=&quot;this.&quot;&amp;[.B86]&amp;&quot;=dto.get&quot;&amp;UPPER(LEFT([.B86];1))&amp;RIGHT([.B86];LEN([.B86])-1)&amp;&quot;();&quot;" table:style-name="ce1">
            <text:p>this.comId=dto.getCom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deptId</text:p>
          </table:table-cell>
          <table:table-cell office:value-type="string" office:string-value="deptId" table:formula="of:=TRIM([.A87])" table:style-name="ce1">
            <text:p>deptId</text:p>
          </table:table-cell>
          <table:table-cell office:value-type="string" office:string-value="this.deptId=entity.getDeptId();" table:formula="of:=&quot;this.&quot;&amp;[.B87]&amp;&quot;=entity.get&quot;&amp;UPPER(LEFT([.B87];1))&amp;RIGHT([.B87];LEN([.B87])-1)&amp;&quot;();&quot;" table:style-name="ce1">
            <text:p>this.deptId=entity.getDeptId();</text:p>
          </table:table-cell>
          <table:table-cell office:value-type="string" office:string-value="this.deptId=dto.getDeptId();" table:formula="of:=&quot;this.&quot;&amp;[.B87]&amp;&quot;=dto.get&quot;&amp;UPPER(LEFT([.B87];1))&amp;RIGHT([.B87];LEN([.B87])-1)&amp;&quot;();&quot;" table:style-name="ce1">
            <text:p>this.deptId=dto.getDept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agentRecenseurId</text:p>
          </table:table-cell>
          <table:table-cell office:value-type="string" office:string-value="agentRecenseurId" table:formula="of:=TRIM([.A88])" table:style-name="ce1">
            <text:p>agentRecenseurId</text:p>
          </table:table-cell>
          <table:table-cell office:value-type="string" office:string-value="this.agentRecenseurId=entity.getAgentRecenseurId();" table:formula="of:=&quot;this.&quot;&amp;[.B88]&amp;&quot;=entity.get&quot;&amp;UPPER(LEFT([.B88];1))&amp;RIGHT([.B88];LEN([.B88])-1)&amp;&quot;();&quot;" table:style-name="ce1">
            <text:p>this.agentRecenseurId=entity.getAgentRecenseurId();</text:p>
          </table:table-cell>
          <table:table-cell office:value-type="string" office:string-value="this.agentRecenseurId=dto.getAgentRecenseurId();" table:formula="of:=&quot;this.&quot;&amp;[.B88]&amp;&quot;=dto.get&quot;&amp;UPPER(LEFT([.B88];1))&amp;RIGHT([.B88];LEN([.B88])-1)&amp;&quot;();&quot;" table:style-name="ce1">
            <text:p>this.agentRecenseurId=dto.getAgentRecenseur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codeDistrict</text:p>
          </table:table-cell>
          <table:table-cell office:value-type="string" office:string-value="codeDistrict" table:formula="of:=TRIM([.A89])" table:style-name="ce1">
            <text:p>codeDistrict</text:p>
          </table:table-cell>
          <table:table-cell office:value-type="string" office:string-value="this.codeDistrict=entity.getCodeDistrict();" table:formula="of:=&quot;this.&quot;&amp;[.B89]&amp;&quot;=entity.get&quot;&amp;UPPER(LEFT([.B89];1))&amp;RIGHT([.B89];LEN([.B89])-1)&amp;&quot;();&quot;" table:style-name="ce1">
            <text:p>this.codeDistrict=entity.getCodeDistrict();</text:p>
          </table:table-cell>
          <table:table-cell office:value-type="string" office:string-value="this.codeDistrict=dto.getCodeDistrict();" table:formula="of:=&quot;this.&quot;&amp;[.B89]&amp;&quot;=dto.get&quot;&amp;UPPER(LEFT([.B89];1))&amp;RIGHT([.B89];LEN([.B89])-1)&amp;&quot;();&quot;" table:style-name="ce1">
            <text:p>this.codeDistrict=dto.getCodeDistrict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statutSde</text:p>
          </table:table-cell>
          <table:table-cell office:value-type="string" office:string-value="statutSde" table:formula="of:=TRIM([.A90])" table:style-name="ce1">
            <text:p>statutSde</text:p>
          </table:table-cell>
          <table:table-cell office:value-type="string" office:string-value="this.statutSde=entity.getStatutSde();" table:formula="of:=&quot;this.&quot;&amp;[.B90]&amp;&quot;=entity.get&quot;&amp;UPPER(LEFT([.B90];1))&amp;RIGHT([.B90];LEN([.B90])-1)&amp;&quot;();&quot;" table:style-name="ce1">
            <text:p>this.statutSde=entity.getStatutSde();</text:p>
          </table:table-cell>
          <table:table-cell office:value-type="string" office:string-value="this.statutSde=dto.getStatutSde();" table:formula="of:=&quot;this.&quot;&amp;[.B90]&amp;&quot;=dto.get&quot;&amp;UPPER(LEFT([.B90];1))&amp;RIGHT([.B90];LEN([.B90])-1)&amp;&quot;();&quot;" table:style-name="ce1">
            <text:p>this.statutSde=dto.getStatutSd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estValide</text:p>
          </table:table-cell>
          <table:table-cell office:value-type="string" office:string-value="estValide" table:formula="of:=TRIM([.A91])" table:style-name="ce1">
            <text:p>estValide</text:p>
          </table:table-cell>
          <table:table-cell office:value-type="string" office:string-value="this.estValide=entity.getEstValide();" table:formula="of:=&quot;this.&quot;&amp;[.B91]&amp;&quot;=entity.get&quot;&amp;UPPER(LEFT([.B91];1))&amp;RIGHT([.B91];LEN([.B91])-1)&amp;&quot;();&quot;" table:style-name="ce1">
            <text:p>this.estValide=entity.getEstValide();</text:p>
          </table:table-cell>
          <table:table-cell office:value-type="string" office:string-value="this.estValide=dto.getEstValide();" table:formula="of:=&quot;this.&quot;&amp;[.B91]&amp;&quot;=dto.get&quot;&amp;UPPER(LEFT([.B91];1))&amp;RIGHT([.B91];LEN([.B91])-1)&amp;&quot;();&quot;" table:style-name="ce1">
            <text:p>this.estValide=dto.getEstValid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estPaye</text:p>
          </table:table-cell>
          <table:table-cell office:value-type="string" office:string-value="estPaye" table:formula="of:=TRIM([.A92])" table:style-name="ce1">
            <text:p>estPaye</text:p>
          </table:table-cell>
          <table:table-cell office:value-type="string" office:string-value="this.estPaye=entity.getEstPaye();" table:formula="of:=&quot;this.&quot;&amp;[.B92]&amp;&quot;=entity.get&quot;&amp;UPPER(LEFT([.B92];1))&amp;RIGHT([.B92];LEN([.B92])-1)&amp;&quot;();&quot;" table:style-name="ce1">
            <text:p>this.estPaye=entity.getEstPaye();</text:p>
          </table:table-cell>
          <table:table-cell office:value-type="string" office:string-value="this.estPaye=dto.getEstPaye();" table:formula="of:=&quot;this.&quot;&amp;[.B92]&amp;&quot;=dto.get&quot;&amp;UPPER(LEFT([.B92];1))&amp;RIGHT([.B92];LEN([.B92])-1)&amp;&quot;();&quot;" table:style-name="ce1">
            <text:p>this.estPaye=dto.getEstPaye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3"/>tblPersonnelCollection</text:p>
          </table:table-cell>
          <table:table-cell office:value-type="string" office:string-value="tblPersonnelCollection" table:formula="of:=TRIM([.A93])" table:style-name="ce1">
            <text:p>tblPersonnelCollection</text:p>
          </table:table-cell>
          <table:table-cell office:value-type="string" office:string-value="this.tblPersonnelCollection=entity.getTblPersonnelCollection();" table:formula="of:=&quot;this.&quot;&amp;[.B93]&amp;&quot;=entity.get&quot;&amp;UPPER(LEFT([.B93];1))&amp;RIGHT([.B93];LEN([.B93])-1)&amp;&quot;();&quot;" table:style-name="ce1">
            <text:p>this.tblPersonnelCollection=entity.getTblPersonnelCollection();</text:p>
          </table:table-cell>
          <table:table-cell office:value-type="string" office:string-value="this.tblPersonnelCollection=dto.getTblPersonnelCollection();" table:formula="of:=&quot;this.&quot;&amp;[.B93]&amp;&quot;=dto.get&quot;&amp;UPPER(LEFT([.B93];1))&amp;RIGHT([.B93];LEN([.B93])-1)&amp;&quot;();&quot;" table:style-name="ce1">
            <text:p>this.tblPersonnelCollection=dto.getTblPersonnelCollection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5"/>vqseId</text:p>
          </table:table-cell>
          <table:table-cell office:value-type="string" office:string-value="vqseId" table:formula="of:=TRIM([.A94])" table:style-name="ce1">
            <text:p>vqseId</text:p>
          </table:table-cell>
          <table:table-cell office:value-type="string" office:string-value="this.vqseId=entity.getVqseId();" table:formula="of:=&quot;this.&quot;&amp;[.B94]&amp;&quot;=entity.get&quot;&amp;UPPER(LEFT([.B94];1))&amp;RIGHT([.B94];LEN([.B94])-1)&amp;&quot;();&quot;" table:style-name="ce1">
            <text:p>this.vqseId=entity.getVqseId();</text:p>
          </table:table-cell>
          <table:table-cell office:value-type="string" office:string-value="this.vqseId=dto.getVqseId();" table:formula="of:=&quot;this.&quot;&amp;[.B94]&amp;&quot;=dto.get&quot;&amp;UPPER(LEFT([.B94];1))&amp;RIGHT([.B94];LEN([.B94])-1)&amp;&quot;();&quot;" table:style-name="ce1">
            <text:p>this.vqseId=dto.getVqseId()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<text:s text:c="2"/>vqseId</text:p>
          </table:table-cell>
          <table:table-cell office:value-type="string" office:string-value="vqseId" table:formula="of:=TRIM([.A96])" table:style-name="ce1">
            <text:p>vqseId</text:p>
          </table:table-cell>
          <table:table-cell office:value-type="string" office:string-value="this.vqseId=entity.getVqseId();" table:formula="of:=&quot;this.&quot;&amp;[.B96]&amp;&quot;=entity.get&quot;&amp;UPPER(LEFT([.B96];1))&amp;RIGHT([.B96];LEN([.B96])-1)&amp;&quot;();&quot;" table:style-name="ce1">
            <text:p>this.vqseId=entity.getVqseId();</text:p>
          </table:table-cell>
          <table:table-cell office:value-type="string" office:string-value="this.vqseId=dto.getVqseId();" table:formula="of:=&quot;this.&quot;&amp;[.B96]&amp;&quot;=dto.get&quot;&amp;UPPER(LEFT([.B96];1))&amp;RIGHT([.B96];LEN([.B96])-1)&amp;&quot;();&quot;" table:style-name="ce1">
            <text:p>this.vqseId=dto.getVqse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vqseNom</text:p>
          </table:table-cell>
          <table:table-cell office:value-type="string" office:string-value="vqseNom" table:formula="of:=TRIM([.A97])" table:style-name="ce1">
            <text:p>vqseNom</text:p>
          </table:table-cell>
          <table:table-cell office:value-type="string" office:string-value="this.vqseNom=entity.getVqseNom();" table:formula="of:=&quot;this.&quot;&amp;[.B97]&amp;&quot;=entity.get&quot;&amp;UPPER(LEFT([.B97];1))&amp;RIGHT([.B97];LEN([.B97])-1)&amp;&quot;();&quot;" table:style-name="ce1">
            <text:p>this.vqseNom=entity.getVqseNom();</text:p>
          </table:table-cell>
          <table:table-cell office:value-type="string" office:string-value="this.vqseNom=dto.getVqseNom();" table:formula="of:=&quot;this.&quot;&amp;[.B97]&amp;&quot;=dto.get&quot;&amp;UPPER(LEFT([.B97];1))&amp;RIGHT([.B97];LEN([.B97])-1)&amp;&quot;();&quot;" table:style-name="ce1">
            <text:p>this.vqseNom=dto.getVqseNom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deptId</text:p>
          </table:table-cell>
          <table:table-cell office:value-type="string" office:string-value="deptId" table:formula="of:=TRIM([.A98])" table:style-name="ce1">
            <text:p>deptId</text:p>
          </table:table-cell>
          <table:table-cell office:value-type="string" office:string-value="this.deptId=entity.getDeptId();" table:formula="of:=&quot;this.&quot;&amp;[.B98]&amp;&quot;=entity.get&quot;&amp;UPPER(LEFT([.B98];1))&amp;RIGHT([.B98];LEN([.B98])-1)&amp;&quot;();&quot;" table:style-name="ce1">
            <text:p>this.deptId=entity.getDeptId();</text:p>
          </table:table-cell>
          <table:table-cell office:value-type="string" office:string-value="this.deptId=dto.getDeptId();" table:formula="of:=&quot;this.&quot;&amp;[.B98]&amp;&quot;=dto.get&quot;&amp;UPPER(LEFT([.B98];1))&amp;RIGHT([.B98];LEN([.B98])-1)&amp;&quot;();&quot;" table:style-name="ce1">
            <text:p>this.deptId=dto.getDept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5"/>sdes</text:p>
          </table:table-cell>
          <table:table-cell office:value-type="string" office:string-value="sdes" table:formula="of:=TRIM([.A99])" table:style-name="ce1">
            <text:p>sdes</text:p>
          </table:table-cell>
          <table:table-cell office:value-type="string" office:string-value="this.sdes=entity.getSdes();" table:formula="of:=&quot;this.&quot;&amp;[.B99]&amp;&quot;=entity.get&quot;&amp;UPPER(LEFT([.B99];1))&amp;RIGHT([.B99];LEN([.B99])-1)&amp;&quot;();&quot;" table:style-name="ce1">
            <text:p>this.sdes=entity.getSdes();</text:p>
          </table:table-cell>
          <table:table-cell office:value-type="string" office:string-value="this.sdes=dto.getSdes();" table:formula="of:=&quot;this.&quot;&amp;[.B99]&amp;&quot;=dto.get&quot;&amp;UPPER(LEFT([.B99];1))&amp;RIGHT([.B99];LEN([.B99])-1)&amp;&quot;();&quot;" table:style-name="ce1">
            <text:p>this.sdes=dto.getSdes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comId</text:p>
          </table:table-cell>
          <table:table-cell office:value-type="string" office:string-value="comId" table:formula="of:=TRIM([.A100])" table:style-name="ce1">
            <text:p>comId</text:p>
          </table:table-cell>
          <table:table-cell office:value-type="string" office:string-value="this.comId=entity.getComId();" table:formula="of:=&quot;this.&quot;&amp;[.B100]&amp;&quot;=entity.get&quot;&amp;UPPER(LEFT([.B100];1))&amp;RIGHT([.B100];LEN([.B100])-1)&amp;&quot;();&quot;" table:style-name="ce1">
            <text:p>this.comId=entity.getComId();</text:p>
          </table:table-cell>
          <table:table-cell office:value-type="string" office:string-value="this.comId=dto.getComId();" table:formula="of:=&quot;this.&quot;&amp;[.B100]&amp;&quot;=dto.get&quot;&amp;UPPER(LEFT([.B100];1))&amp;RIGHT([.B100];LEN([.B100])-1)&amp;&quot;();&quot;" table:style-name="ce1">
            <text:p>this.comId=dto.getComId();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uniqueCodeId</text:p>
          </table:table-cell>
          <table:table-cell office:value-type="string" office:string-value="uniqueCodeId" table:formula="of:=TRIM([.A102])" table:style-name="ce1">
            <text:p>uniqueCodeId</text:p>
          </table:table-cell>
          <table:table-cell office:value-type="string" office:string-value="this.uniqueCodeId=entity.getUniqueCodeId();" table:formula="of:=&quot;this.&quot;&amp;[.B102]&amp;&quot;=entity.get&quot;&amp;UPPER(LEFT([.B102];1))&amp;RIGHT([.B102];LEN([.B102])-1)&amp;&quot;();&quot;" table:style-name="ce1">
            <text:p>this.uniqueCodeId=entity.getUniqueCodeId();</text:p>
          </table:table-cell>
          <table:table-cell office:value-type="string" office:string-value="this.uniqueCodeId=dto.getUniqueCodeId();" table:formula="of:=&quot;this.&quot;&amp;[.B102]&amp;&quot;=dto.get&quot;&amp;UPPER(LEFT([.B102];1))&amp;RIGHT([.B102];LEN([.B102])-1)&amp;&quot;();&quot;" table:style-name="ce1">
            <text:p>this.uniqueCodeId=dto.getUniqueCode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5"/>geoId</text:p>
          </table:table-cell>
          <table:table-cell office:value-type="string" office:string-value="geoId" table:formula="of:=TRIM([.A103])" table:style-name="ce1">
            <text:p>geoId</text:p>
          </table:table-cell>
          <table:table-cell office:value-type="string" office:string-value="this.geoId=entity.getGeoId();" table:formula="of:=&quot;this.&quot;&amp;[.B103]&amp;&quot;=entity.get&quot;&amp;UPPER(LEFT([.B103];1))&amp;RIGHT([.B103];LEN([.B103])-1)&amp;&quot;();&quot;" table:style-name="ce1">
            <text:p>this.geoId=entity.getGeoId();</text:p>
          </table:table-cell>
          <table:table-cell office:value-type="string" office:string-value="this.geoId=dto.getGeoId();" table:formula="of:=&quot;this.&quot;&amp;[.B103]&amp;&quot;=dto.get&quot;&amp;UPPER(LEFT([.B103];1))&amp;RIGHT([.B103];LEN([.B103])-1)&amp;&quot;();&quot;" table:style-name="ce1">
            <text:p>this.geoId=dto.getGeoId();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<text:s text:c="6"/>uniqueCode</text:p>
          </table:table-cell>
          <table:table-cell office:value-type="string" office:string-value="uniqueCode" table:formula="of:=TRIM([.A104])" table:style-name="ce1">
            <text:p>uniqueCode</text:p>
          </table:table-cell>
          <table:table-cell office:value-type="string" office:string-value="this.uniqueCode=entity.getUniqueCode();" table:formula="of:=&quot;this.&quot;&amp;[.B104]&amp;&quot;=entity.get&quot;&amp;UPPER(LEFT([.B104];1))&amp;RIGHT([.B104];LEN([.B104])-1)&amp;&quot;();&quot;" table:style-name="ce1">
            <text:p>this.uniqueCode=entity.getUniqueCode();</text:p>
          </table:table-cell>
          <table:table-cell office:value-type="string" office:string-value="this.uniqueCode=dto.getUniqueCode();" table:formula="of:=&quot;this.&quot;&amp;[.B104]&amp;&quot;=dto.get&quot;&amp;UPPER(LEFT([.B104];1))&amp;RIGHT([.B104];LEN([.B104])-1)&amp;&quot;();&quot;" table:style-name="ce1">
            <text:p>this.uniqueCode=dto.getUniqueCode();</text:p>
          </table:table-cell>
          <table:table-cell table:number-columns-repeated="16380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IHSI</meta:initial-creator>
    <dc:creator>IHSI</dc:creator>
    <meta:creation-date>2020-08-25T02:41:34Z</meta:creation-date>
    <dc:date>2020-08-25T04:50:30Z</dc:date>
  </office:meta>
</office:document-meta>
</file>